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JEMHGE+Webdings" svg:font-family="JEMHGE+Webdings"/>
    <style:font-face style:name="F" svg:font-family="" style:font-family-generic="roman"/>
    <style:font-face style:name="TimesNewRomanPSMT" svg:font-family="TimesNewRomanPSMT" style:font-family-generic="roman"/>
    <style:font-face style:name="Verdana" svg:font-family="Verdana" style:font-family-generic="swiss"/>
    <style:font-face style:name="Verdana-BoldItalic" svg:font-family="Verdana-BoldItalic" style:font-family-generic="swiss"/>
    <style:font-face style:name="CourierNewPSMT" svg:font-family="CourierNewPSMT" style:font-family-generic="roma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264in"/>
    </style:style>
    <style:style style:name="co2" style:family="table-column">
      <style:table-column-properties fo:break-before="auto" style:column-width="1.639in"/>
    </style:style>
    <style:style style:name="co3" style:family="table-column">
      <style:table-column-properties fo:break-before="auto" style:column-width="1.6925in"/>
    </style:style>
    <style:style style:name="co4" style:family="table-column">
      <style:table-column-properties fo:break-before="auto" style:column-width="0.8925in"/>
    </style:style>
    <style:style style:name="co5" style:family="table-column">
      <style:table-column-properties fo:break-before="auto" style:column-width="1.402in"/>
    </style:style>
    <style:style style:name="co6" style:family="table-column">
      <style:table-column-properties fo:break-before="auto" style:column-width="1.7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Verdana" fo:font-size="8pt" fo:language="en" fo:country="US" fo:font-style="normal" fo:text-shadow="none" style:text-underline-style="none" fo:font-weight="normal" style:text-underline-mode="continuous" style:text-overline-mode="continuous" style:text-line-through-mode="continuous" style:font-name-asian="Verdan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ff" style:text-outline="false" style:text-line-through-style="none" style:font-name="CourierNewPSMT" fo:font-size="8pt" fo:language="en" fo:country="US" fo:font-style="normal" fo:text-shadow="none" style:text-underline-style="none" fo:font-weight="normal" style:text-underline-mode="continuous" style:text-overline-mode="continuous" style:text-line-through-mode="continuous" style:font-name-asian="CourierNewPSMT"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ff" style:text-outline="false" style:text-line-through-style="none" style:font-name="CourierNewPSMT" fo:font-size="8.5pt" fo:language="en" fo:country="US" fo:font-style="normal" fo:text-shadow="none" style:text-underline-style="none" fo:font-weight="normal" style:text-underline-mode="continuous" style:text-overline-mode="continuous" style:text-line-through-mode="continuous" style:font-name-asian="CourierNewPSMT" style:font-size-asian="8.5pt" style:language-asian="en" style:country-asian="US" style:font-style-asian="normal" style:font-weight-asian="normal" style:font-size-complex="4.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row table:style-name="ro1">
          <table:table-cell table:style-name="Default"/>
          <table:table-cell table:number-columns-repeated="9"/>
        </table:table-row>
        <table:table-row table:style-name="ro1">
          <table:table-cell table:style-name="Default" office:value-type="string">
            <text:p>Entidad</text:p>
          </table:table-cell>
          <table:table-cell office:value-type="string">
            <text:p>Field</text:p>
          </table:table-cell>
          <table:table-cell office:value-type="string">
            <text:p>Foreing key</text:p>
          </table:table-cell>
          <table:table-cell office:value-type="string">
            <text:p>Descripcion</text:p>
          </table:table-cell>
          <table:table-cell office:value-type="string">
            <text:p>Type</text:p>
          </table:table-cell>
          <table:table-cell office:value-type="string">
            <text:p>Size</text:p>
          </table:table-cell>
          <table:table-cell table:number-columns-repeated="4"/>
        </table:table-row>
        <table:table-row table:style-name="ro1">
          <table:table-cell table:style-name="Default" office:value-type="string">
            <text:p>CONTACT</text:p>
          </table:table-cell>
          <table:table-cell office:value-type="string">
            <text:p>CONTACTNAME</text:p>
          </table:table-cell>
          <table:table-cell/>
          <table:table-cell office:value-type="string">
            <text:p>Unique ID of the contact</text:p>
          </table:table-cell>
          <table:table-cell office:value-type="string">
            <text:p>ALPHANUMERIC</text:p>
          </table:table-cell>
          <table:table-cell office:value-type="float" office:value="200">
            <text:p>200</text:p>
          </table:table-cell>
          <table:table-cell/>
          <table:table-cell office:value-type="string">
            <text:p>CONTACT</text:p>
          </table:table-cell>
          <table:table-cell/>
          <table:table-cell table:style-name="ce1" office:value-type="string">
            <text:p>The contact object represents generic contact and address information in the system. Contacts are used with several higher level objects such as employees, customers, and vendors. They can also be created and maintained separately.</text:p>
          </table:table-cell>
        </table:table-row>
        <table:table-row table:style-name="ro1">
          <table:table-cell table:style-name="Default" office:value-type="string">
            <text:p>CONTACT</text:p>
          </table:table-cell>
          <table:table-cell office:value-type="string">
            <text:p>PRINTAS</text:p>
          </table:table-cell>
          <table:table-cell/>
          <table:table-cell office:value-type="string">
            <text:p>Name to be printed</text:p>
          </table:table-cell>
          <table:table-cell office:value-type="string">
            <text:p>ALPHANUMERIC</text:p>
          </table:table-cell>
          <table:table-cell office:value-type="float" office:value="200">
            <text:p>200</text:p>
          </table:table-cell>
          <table:table-cell/>
          <table:table-cell office:value-type="string">
            <text:p>DEPARTMENT</text:p>
          </table:table-cell>
          <table:table-cell/>
          <table:table-cell office:value-type="string">
            <text:p>The department object represents an organizational unit in the Intacct system. The department list is maintained in the Company Application, but is also used in the General Ledger, Employee Expense, and several other applications.</text:p>
          </table:table-cell>
        </table:table-row>
        <table:table-row table:style-name="ro1">
          <table:table-cell table:style-name="Default" office:value-type="string">
            <text:p>CONTACT</text:p>
          </table:table-cell>
          <table:table-cell office:value-type="string">
            <text:p>COMPANYNAME</text:p>
          </table:table-cell>
          <table:table-cell/>
          <table:table-cell office:value-type="string">
            <text:p>Company Name</text:p>
          </table:table-cell>
          <table:table-cell office:value-type="string">
            <text:p>ALPHANUMERIC</text:p>
          </table:table-cell>
          <table:table-cell office:value-type="float" office:value="100">
            <text:p>100</text:p>
          </table:table-cell>
          <table:table-cell/>
          <table:table-cell office:value-type="string">
            <text:p>LOCATION</text:p>
          </table:table-cell>
          <table:table-cell/>
          <table:table-cell office:value-type="string">
            <text:p>The location object represents a physical location or organizational unit in the Intacct system. The location list is maintained in the Company Application, but is also used in the General Ledger, Employee Expense, and Payroll applications.</text:p>
          </table:table-cell>
        </table:table-row>
        <table:table-row table:style-name="ro1">
          <table:table-cell table:style-name="Default" office:value-type="string">
            <text:p>CONTACT</text:p>
          </table:table-cell>
          <table:table-cell office:value-type="string">
            <text:p>PREFIX</text:p>
          </table:table-cell>
          <table:table-cell/>
          <table:table-cell office:value-type="string">
            <text:p>Salutation</text:p>
          </table:table-cell>
          <table:table-cell office:value-type="string">
            <text:p>ALPHANUMERIC</text:p>
          </table:table-cell>
          <table:table-cell office:value-type="float" office:value="15">
            <text:p>15</text:p>
          </table:table-cell>
          <table:table-cell/>
          <table:table-cell table:style-name="ce1" office:value-type="string">
            <text:p>employee</text:p>
          </table:table-cell>
          <table:table-cell/>
          <table:table-cell office:value-type="string">
            <text:p>The employee object represents an employee in the Intacct system. The employee list is maintained in the Company Application, but is also used in the Employee Expense, and Payroll applications.</text:p>
          </table:table-cell>
        </table:table-row>
        <table:table-row table:style-name="ro1">
          <table:table-cell table:style-name="Default" office:value-type="string">
            <text:p>CONTACT</text:p>
          </table:table-cell>
          <table:table-cell office:value-type="string">
            <text:p>FIRSTNAME</text:p>
          </table:table-cell>
          <table:table-cell/>
          <table:table-cell office:value-type="string">
            <text:p>First Name of contact</text:p>
          </table:table-cell>
          <table:table-cell office:value-type="string">
            <text:p>ALPHANUMERIC</text:p>
          </table:table-cell>
          <table:table-cell office:value-type="float" office:value="40">
            <text:p>40</text:p>
          </table:table-cell>
          <table:table-cell/>
          <table:table-cell table:style-name="ce2" office:value-type="string">
            <text:p>reportingperiod</text:p>
          </table:table-cell>
          <table:table-cell table:number-columns-repeated="2"/>
        </table:table-row>
        <table:table-row table:style-name="ro1">
          <table:table-cell table:style-name="Default" office:value-type="string">
            <text:p>CONTACT</text:p>
          </table:table-cell>
          <table:table-cell office:value-type="string">
            <text:p>LASTNAME</text:p>
          </table:table-cell>
          <table:table-cell/>
          <table:table-cell office:value-type="string">
            <text:p>Last Name of contact</text:p>
          </table:table-cell>
          <table:table-cell office:value-type="string">
            <text:p>ALPHANUMERIC</text:p>
          </table:table-cell>
          <table:table-cell office:value-type="float" office:value="40">
            <text:p>40</text:p>
          </table:table-cell>
          <table:table-cell/>
          <table:table-cell table:style-name="ce2" office:value-type="string">
            <text:p>bankaccount</text:p>
          </table:table-cell>
          <table:table-cell table:number-columns-repeated="2"/>
        </table:table-row>
        <table:table-row table:style-name="ro1">
          <table:table-cell table:style-name="Default" office:value-type="string">
            <text:p>CONTACT</text:p>
          </table:table-cell>
          <table:table-cell office:value-type="string">
            <text:p>INITIAL</text:p>
          </table:table-cell>
          <table:table-cell/>
          <table:table-cell office:value-type="string">
            <text:p>Middle Name of contact</text:p>
          </table:table-cell>
          <table:table-cell office:value-type="string">
            <text:p>ALPHANUMERIC</text:p>
          </table:table-cell>
          <table:table-cell office:value-type="float" office:value="40">
            <text:p>40</text:p>
          </table:table-cell>
          <table:table-cell/>
          <table:table-cell table:style-name="ce2" office:value-type="string">
            <text:p>araccountlabel</text:p>
          </table:table-cell>
          <table:table-cell/>
          <table:table-cell table:style-name="ce1" office:value-type="string">
            <text:p>The AR Account Label is used to specify the product being sold, when creating AR Invoices.</text:p>
          </table:table-cell>
        </table:table-row>
        <table:table-row table:style-name="ro1">
          <table:table-cell table:style-name="Default" office:value-type="string">
            <text:p>CONTACT</text:p>
          </table:table-cell>
          <table:table-cell office:value-type="string">
            <text:p>PHONE1</text:p>
          </table:table-cell>
          <table:table-cell/>
          <table:table-cell office:value-type="string">
            <text:p>Phone Number</text:p>
          </table:table-cell>
          <table:table-cell office:value-type="string">
            <text:p>ALPHANUMERIC</text:p>
          </table:table-cell>
          <table:table-cell office:value-type="float" office:value="30">
            <text:p>30</text:p>
          </table:table-cell>
          <table:table-cell/>
          <table:table-cell table:style-name="ce2" office:value-type="string">
            <text:p>arterm</text:p>
          </table:table-cell>
          <table:table-cell/>
          <table:table-cell office:value-type="string">
            <text:p>An AR Term defines conditions for payment of an invoice in the Intacct system. Conditions for the due date, discount for early payment, and penalty for late payment are all included in the definition of an AR term.</text:p>
          </table:table-cell>
        </table:table-row>
        <table:table-row table:style-name="ro1">
          <table:table-cell table:style-name="Default" office:value-type="string">
            <text:p>CONTACT</text:p>
          </table:table-cell>
          <table:table-cell office:value-type="string">
            <text:p>PHONE2</text:p>
          </table:table-cell>
          <table:table-cell/>
          <table:table-cell office:value-type="string">
            <text:p>Phone Number</text:p>
          </table:table-cell>
          <table:table-cell office:value-type="string">
            <text:p>ALPHANUMERIC</text:p>
          </table:table-cell>
          <table:table-cell office:value-type="float" office:value="30">
            <text:p>30</text:p>
          </table:table-cell>
          <table:table-cell/>
          <table:table-cell table:style-name="ce2" office:value-type="string">
            <text:p>customer</text:p>
          </table:table-cell>
          <table:table-cell/>
          <table:table-cell table:style-name="ce1" office:value-type="string">
            <text:p>The customer object represents a business partner to whom goods are sold in the Intacct system.</text:p>
          </table:table-cell>
        </table:table-row>
        <table:table-row table:style-name="ro1">
          <table:table-cell table:style-name="Default" office:value-type="string">
            <text:p>CONTACT</text:p>
          </table:table-cell>
          <table:table-cell office:value-type="string">
            <text:p>CELLPHONE</text:p>
          </table:table-cell>
          <table:table-cell/>
          <table:table-cell office:value-type="string">
            <text:p>Cellular Phone Number</text:p>
          </table:table-cell>
          <table:table-cell office:value-type="string">
            <text:p>ALPHANUMERIC</text:p>
          </table:table-cell>
          <table:table-cell office:value-type="float" office:value="30">
            <text:p>30</text:p>
          </table:table-cell>
          <table:table-cell/>
          <table:table-cell table:style-name="ce2" office:value-type="string">
            <text:p>invoicebatch</text:p>
          </table:table-cell>
          <table:table-cell/>
          <table:table-cell table:style-name="ce1" office:value-type="string">
            <text:p>An invoice batch is an entity that groups invoices. Every invoice in the Intacct system must be assigned to a batch.</text:p>
          </table:table-cell>
        </table:table-row>
        <table:table-row table:style-name="ro1">
          <table:table-cell table:style-name="Default" office:value-type="string">
            <text:p>CONTACT</text:p>
          </table:table-cell>
          <table:table-cell office:value-type="string">
            <text:p>PAGER</text:p>
          </table:table-cell>
          <table:table-cell/>
          <table:table-cell office:value-type="string">
            <text:p>Pager Number</text:p>
          </table:table-cell>
          <table:table-cell office:value-type="string">
            <text:p>ALPHANUMERIC</text:p>
          </table:table-cell>
          <table:table-cell office:value-type="float" office:value="30">
            <text:p>30</text:p>
          </table:table-cell>
          <table:table-cell/>
          <table:table-cell table:style-name="ce2" office:value-type="string">
            <text:p>invoice</text:p>
          </table:table-cell>
          <table:table-cell/>
          <table:table-cell table:style-name="ce1" office:value-type="string">
            <text:p>An invoice is a document within the Intacct system. The invoice represents a transaction between the company and a customer.</text:p>
          </table:table-cell>
        </table:table-row>
        <table:table-row table:style-name="ro1">
          <table:table-cell table:style-name="Default" office:value-type="string">
            <text:p>CONTACT</text:p>
          </table:table-cell>
          <table:table-cell office:value-type="string">
            <text:p>FAX</text:p>
          </table:table-cell>
          <table:table-cell/>
          <table:table-cell office:value-type="string">
            <text:p>Gender</text:p>
          </table:table-cell>
          <table:table-cell office:value-type="string">
            <text:p>ALPHANUMERIC</text:p>
          </table:table-cell>
          <table:table-cell office:value-type="float" office:value="30">
            <text:p>30</text:p>
          </table:table-cell>
          <table:table-cell/>
          <table:table-cell table:style-name="ce2" office:value-type="string">
            <text:p>lineitem</text:p>
          </table:table-cell>
          <table:table-cell table:number-columns-repeated="2"/>
        </table:table-row>
        <table:table-row table:style-name="ro1">
          <table:table-cell table:style-name="Default" office:value-type="string">
            <text:p>CONTACT</text:p>
          </table:table-cell>
          <table:table-cell office:value-type="string">
            <text:p>EMAIL1</text:p>
          </table:table-cell>
          <table:table-cell/>
          <table:table-cell office:value-type="string">
            <text:p>Email Address</text:p>
          </table:table-cell>
          <table:table-cell office:value-type="string">
            <text:p>ALPHANUMERIC</text:p>
          </table:table-cell>
          <table:table-cell office:value-type="float" office:value="40">
            <text:p>40</text:p>
          </table:table-cell>
          <table:table-cell/>
          <table:table-cell table:style-name="ce2" office:value-type="string">
            <text:p>aradjustmentbatch</text:p>
          </table:table-cell>
          <table:table-cell/>
          <table:table-cell office:value-type="string">
            <text:p>An AR Adjustment batch is an entity that groups AR adjustments. Every adjustment in the Intacct system must be assigned to a batch.</text:p>
          </table:table-cell>
        </table:table-row>
        <table:table-row table:style-name="ro1">
          <table:table-cell table:style-name="Default" office:value-type="string">
            <text:p>CONTACT</text:p>
          </table:table-cell>
          <table:table-cell office:value-type="string">
            <text:p>EMAIL2</text:p>
          </table:table-cell>
          <table:table-cell/>
          <table:table-cell office:value-type="string">
            <text:p>Email Address</text:p>
          </table:table-cell>
          <table:table-cell office:value-type="string">
            <text:p>ALPHANUMERIC</text:p>
          </table:table-cell>
          <table:table-cell office:value-type="float" office:value="40">
            <text:p>40</text:p>
          </table:table-cell>
          <table:table-cell/>
          <table:table-cell table:style-name="ce2" office:value-type="string">
            <text:p>aradjustment</text:p>
          </table:table-cell>
          <table:table-cell/>
          <table:table-cell office:value-type="string">
            <text:p>An AR Adjustment is a document within the Intacct system. The AR Adjustment represents an adjustment to the customer’s account, with or without reference to an existing invoice. Generally, the AR Adjustment is an internal document, not an invoice, and therefore does not have a due date.</text:p>
          </table:table-cell>
        </table:table-row>
        <table:table-row table:style-name="ro1">
          <table:table-cell table:style-name="Default" office:value-type="string">
            <text:p>CONTACT</text:p>
          </table:table-cell>
          <table:table-cell office:value-type="string">
            <text:p>URL1</text:p>
          </table:table-cell>
          <table:table-cell/>
          <table:table-cell office:value-type="string">
            <text:p>Web Page</text:p>
          </table:table-cell>
          <table:table-cell office:value-type="string">
            <text:p>ALPHANUMERIC</text:p>
          </table:table-cell>
          <table:table-cell office:value-type="float" office:value="256">
            <text:p>256</text:p>
          </table:table-cell>
          <table:table-cell/>
          <table:table-cell table:style-name="ce2" office:value-type="string">
            <text:p>arpaymentbatch</text:p>
          </table:table-cell>
          <table:table-cell/>
          <table:table-cell office:value-type="string">
            <text:p>An AR Payment batch is an entity that groups payments. Every payment in the Intacct system must be assigned to a batch.</text:p>
          </table:table-cell>
        </table:table-row>
        <table:table-row table:style-name="ro1">
          <table:table-cell table:style-name="Default" office:value-type="string">
            <text:p>CONTACT</text:p>
          </table:table-cell>
          <table:table-cell office:value-type="string">
            <text:p>URL2</text:p>
          </table:table-cell>
          <table:table-cell/>
          <table:table-cell office:value-type="string">
            <text:p>Web Page</text:p>
          </table:table-cell>
          <table:table-cell office:value-type="string">
            <text:p>ALPHANUMERIC</text:p>
          </table:table-cell>
          <table:table-cell office:value-type="float" office:value="256">
            <text:p>256</text:p>
          </table:table-cell>
          <table:table-cell/>
          <table:table-cell table:style-name="ce2" office:value-type="string">
            <text:p>arpayment</text:p>
          </table:table-cell>
          <table:table-cell/>
          <table:table-cell office:value-type="string">
            <text:p>A Bill is a document within the Intacct system. The Bill represents a transaction between the company and a vendor.</text:p>
          </table:table-cell>
        </table:table-row>
        <table:table-row table:style-name="ro1">
          <table:table-cell table:style-name="Default" office:value-type="string">
            <text:p>CONTACT</text:p>
          </table:table-cell>
          <table:table-cell office:value-type="string">
            <text:p>MAILADDRESS.ADDRESS1</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apaccountlabel</text:p>
          </table:table-cell>
          <table:table-cell/>
          <table:table-cell table:style-name="ce1" office:value-type="string">
            <text:p>The AP Account Label is used to specify the product being purchased, when creating AP Bills.</text:p>
          </table:table-cell>
        </table:table-row>
        <table:table-row table:style-name="ro1">
          <table:table-cell table:style-name="Default" office:value-type="string">
            <text:p>CONTACT</text:p>
          </table:table-cell>
          <table:table-cell office:value-type="string">
            <text:p>MAILADDRESS.ADDRESS2</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apterm</text:p>
          </table:table-cell>
          <table:table-cell/>
          <table:table-cell office:value-type="string">
            <text:p>An AP Term defines conditions for payment of a bill in the Intacct system. Conditions for the due date, discount for early payment, and penalty for late payment are all included in the definition of an AP term.</text:p>
          </table:table-cell>
        </table:table-row>
        <table:table-row table:style-name="ro1">
          <table:table-cell table:style-name="Default" office:value-type="string">
            <text:p>CONTACT</text:p>
          </table:table-cell>
          <table:table-cell office:value-type="string">
            <text:p>MAILADDRESS.CITY</text:p>
          </table:table-cell>
          <table:table-cell/>
          <table:table-cell office:value-type="string">
            <text:p>City</text:p>
          </table:table-cell>
          <table:table-cell office:value-type="string">
            <text:p>ALPHANUMERIC</text:p>
          </table:table-cell>
          <table:table-cell office:value-type="float" office:value="80">
            <text:p>80</text:p>
          </table:table-cell>
          <table:table-cell/>
          <table:table-cell table:style-name="ce2" office:value-type="string">
            <text:p>vendor</text:p>
          </table:table-cell>
          <table:table-cell/>
          <table:table-cell table:style-name="ce1" office:value-type="string">
            <text:p>The vendor object represents a business partner from whom goods are purchased in the Intacct system.</text:p>
          </table:table-cell>
        </table:table-row>
        <table:table-row table:style-name="ro1">
          <table:table-cell table:style-name="Default" office:value-type="string">
            <text:p>CONTACT</text:p>
          </table:table-cell>
          <table:table-cell office:value-type="string">
            <text:p>MAILADDRESS.STATE</text:p>
          </table:table-cell>
          <table:table-cell/>
          <table:table-cell office:value-type="string">
            <text:p>State</text:p>
          </table:table-cell>
          <table:table-cell office:value-type="string">
            <text:p>ALPHANUMERIC</text:p>
          </table:table-cell>
          <table:table-cell office:value-type="float" office:value="40">
            <text:p>40</text:p>
          </table:table-cell>
          <table:table-cell/>
          <table:table-cell office:value-type="string">
            <text:p>?bill_batch</text:p>
          </table:table-cell>
          <table:table-cell/>
          <table:table-cell table:style-name="ce1" office:value-type="string">
            <text:p>A bill batch is an entity that groups bills. Every bill in the Intacct system must be assigned to a bat</text:p>
          </table:table-cell>
        </table:table-row>
        <table:table-row table:style-name="ro1">
          <table:table-cell table:style-name="Default" office:value-type="string">
            <text:p>CONTACT</text:p>
          </table:table-cell>
          <table:table-cell office:value-type="string">
            <text:p>MAILADDRESS.ZIP</text:p>
          </table:table-cell>
          <table:table-cell/>
          <table:table-cell office:value-type="string">
            <text:p>Zip Code</text:p>
          </table:table-cell>
          <table:table-cell office:value-type="string">
            <text:p>ALPHANUMERIC</text:p>
          </table:table-cell>
          <table:table-cell office:value-type="float" office:value="30">
            <text:p>30</text:p>
          </table:table-cell>
          <table:table-cell/>
          <table:table-cell table:style-name="ce2" office:value-type="string">
            <text:p>bill</text:p>
          </table:table-cell>
          <table:table-cell/>
          <table:table-cell office:value-type="string">
            <text:p>A Bill is a document within the Intacct system. The Bill represents a transaction between the company and a vendor.</text:p>
          </table:table-cell>
        </table:table-row>
        <table:table-row table:style-name="ro1">
          <table:table-cell table:style-name="Default" office:value-type="string">
            <text:p>CONTACT</text:p>
          </table:table-cell>
          <table:table-cell office:value-type="string">
            <text:p>MAILADDRESS.COUNTRY</text:p>
          </table:table-cell>
          <table:table-cell/>
          <table:table-cell office:value-type="string">
            <text:p>Country</text:p>
          </table:table-cell>
          <table:table-cell office:value-type="string">
            <text:p>ALPHANUMERIC</text:p>
          </table:table-cell>
          <table:table-cell office:value-type="float" office:value="60">
            <text:p>60</text:p>
          </table:table-cell>
          <table:table-cell table:number-columns-repeated="4"/>
        </table:table-row>
        <table:table-row table:style-name="ro1">
          <table:table-cell table:style-name="Default" office:value-type="string">
            <text:p>CONTACT</text:p>
          </table:table-cell>
          <table:table-cell office:value-type="string">
            <text:p>STATUS</text:p>
          </table:table-cell>
          <table:table-cell/>
          <table:table-cell office:value-type="string">
            <text:p>Active/Int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table:style-name="Default" office:value-type="string">
            <text:p>CONTACT</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Default" office:value-type="string">
            <text:p>DEPARTMENT</text:p>
          </table:table-cell>
          <table:table-cell office:value-type="string">
            <text:p>DEPARTMENTID</text:p>
          </table:table-cell>
          <table:table-cell/>
          <table:table-cell office:value-type="string">
            <text:p>Unique ID of the 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DEPARTMENT</text:p>
          </table:table-cell>
          <table:table-cell office:value-type="string">
            <text:p>TITLE</text:p>
          </table:table-cell>
          <table:table-cell/>
          <table:table-cell office:value-type="string">
            <text:p>Department Title</text:p>
          </table:table-cell>
          <table:table-cell office:value-type="string">
            <text:p>ALPHANUMERIC</text:p>
          </table:table-cell>
          <table:table-cell office:value-type="float" office:value="40">
            <text:p>40</text:p>
          </table:table-cell>
          <table:table-cell table:number-columns-repeated="4"/>
        </table:table-row>
        <table:table-row table:style-name="ro1">
          <table:table-cell table:style-name="Default" office:value-type="string">
            <text:p>DEPARTMENT</text:p>
          </table:table-cell>
          <table:table-cell office:value-type="string">
            <text:p>PARENTID</text:p>
          </table:table-cell>
          <table:table-cell office:value-type="string">
            <text:p>department</text:p>
          </table:table-cell>
          <table:table-cell office:value-type="string">
            <text:p>ID of Parent 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DEPARTMENT</text:p>
          </table:table-cell>
          <table:table-cell office:value-type="string">
            <text:p>SUPERVISORID</text:p>
          </table:table-cell>
          <table:table-cell office:value-type="string">
            <text:p>employee</text:p>
          </table:table-cell>
          <table:table-cell office:value-type="string">
            <text:p>Employee ID of Supervisor</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DEPARTMENT</text:p>
          </table:table-cell>
          <table:table-cell office:value-type="string">
            <text:p>STATUS</text:p>
          </table:table-cell>
          <table:table-cell/>
          <table:table-cell office:value-type="string">
            <text:p>Active/Int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table:style-name="Default" office:value-type="string">
            <text:p>DEPARTMENT</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Default" office:value-type="string">
            <text:p>LOCATION</text:p>
          </table:table-cell>
          <table:table-cell office:value-type="string">
            <text:p>LOCATIONID</text:p>
          </table:table-cell>
          <table:table-cell/>
          <table:table-cell office:value-type="string">
            <text:p>Unique ID of the 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LOCATION</text:p>
          </table:table-cell>
          <table:table-cell office:value-type="string">
            <text:p>NAME</text:p>
          </table:table-cell>
          <table:table-cell/>
          <table:table-cell office:value-type="string">
            <text:p>Location Name</text:p>
          </table:table-cell>
          <table:table-cell office:value-type="string">
            <text:p>NUMERIC</text:p>
          </table:table-cell>
          <table:table-cell office:value-type="float" office:value="40">
            <text:p>40</text:p>
          </table:table-cell>
          <table:table-cell table:number-columns-repeated="4"/>
        </table:table-row>
        <table:table-row table:style-name="ro1">
          <table:table-cell table:style-name="Default" office:value-type="string">
            <text:p>LOCATION</text:p>
          </table:table-cell>
          <table:table-cell office:value-type="string">
            <text:p>PARENTID</text:p>
          </table:table-cell>
          <table:table-cell office:value-type="string">
            <text:p>location</text:p>
          </table:table-cell>
          <table:table-cell office:value-type="string">
            <text:p>Parent 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LOCATION</text:p>
          </table:table-cell>
          <table:table-cell office:value-type="string">
            <text:p>SUPERVISORID</text:p>
          </table:table-cell>
          <table:table-cell office:value-type="string">
            <text:p>employee</text:p>
          </table:table-cell>
          <table:table-cell office:value-type="string">
            <text:p>Location Supervisor</text:p>
          </table:table-cell>
          <table:table-cell office:value-type="string">
            <text:p>ALPHANUMERIC</text:p>
          </table:table-cell>
          <table:table-cell office:value-type="float" office:value="20">
            <text:p>20</text:p>
          </table:table-cell>
          <table:table-cell table:number-columns-repeated="4"/>
        </table:table-row>
        <table:table-row table:style-name="ro1">
          <table:table-cell table:style-name="Default" office:value-type="string">
            <text:p>LOCATION</text:p>
          </table:table-cell>
          <table:table-cell office:value-type="string">
            <text:p>STARTDATE</text:p>
          </table:table-cell>
          <table:table-cell/>
          <table:table-cell office:value-type="string">
            <text:p>Start Date</text:p>
          </table:table-cell>
          <table:table-cell office:value-type="string">
            <text:p>DATE</text:p>
          </table:table-cell>
          <table:table-cell office:value-type="float" office:value="0">
            <text:p>0</text:p>
          </table:table-cell>
          <table:table-cell table:number-columns-repeated="4"/>
        </table:table-row>
        <table:table-row table:style-name="ro1">
          <table:table-cell table:style-name="Default" office:value-type="string">
            <text:p>LOCATION</text:p>
          </table:table-cell>
          <table:table-cell office:value-type="string">
            <text:p>ENDDATE</text:p>
          </table:table-cell>
          <table:table-cell/>
          <table:table-cell office:value-type="string">
            <text:p>End Date</text:p>
          </table:table-cell>
          <table:table-cell office:value-type="string">
            <text:p>DATE </text:p>
          </table:table-cell>
          <table:table-cell office:value-type="float" office:value="0">
            <text:p>0</text:p>
          </table:table-cell>
          <table:table-cell table:number-columns-repeated="4"/>
        </table:table-row>
        <table:table-row table:style-name="ro1">
          <table:table-cell table:style-name="Default" office:value-type="string">
            <text:p>LOCATION</text:p>
          </table:table-cell>
          <table:table-cell office:value-type="string">
            <text:p>PRIMARY</text:p>
          </table:table-cell>
          <table:table-cell office:value-type="string">
            <text:p>contact</text:p>
          </table:table-cell>
          <table:table-cell office:value-type="string">
            <text:p>Primary Contact Information</text:p>
          </table:table-cell>
          <table:table-cell office:value-type="string">
            <text:p>Link to Primary Contact object</text:p>
          </table:table-cell>
          <table:table-cell office:value-type="float" office:value="0">
            <text:p>0</text:p>
          </table:table-cell>
          <table:table-cell/>
          <table:table-cell office:value-type="string">
            <text:p>CONTACT</text:p>
          </table:table-cell>
          <table:table-cell table:style-name="ce2" office:value-type="string">
            <text:p>create_contact</text:p>
          </table:table-cell>
          <table:table-cell/>
        </table:table-row>
        <table:table-row table:style-name="ro1">
          <table:table-cell table:style-name="Default" office:value-type="string">
            <text:p>LOCATION</text:p>
          </table:table-cell>
          <table:table-cell office:value-type="string">
            <text:p>SHIPTO</text:p>
          </table:table-cell>
          <table:table-cell office:value-type="string">
            <text:p>contact</text:p>
          </table:table-cell>
          <table:table-cell office:value-type="string">
            <text:p>Shipping Contact Information</text:p>
          </table:table-cell>
          <table:table-cell office:value-type="string">
            <text:p>Link to ShipTo Contact object</text:p>
          </table:table-cell>
          <table:table-cell office:value-type="float" office:value="0">
            <text:p>0</text:p>
          </table:table-cell>
          <table:table-cell/>
          <table:table-cell office:value-type="string">
            <text:p>CONTACT</text:p>
          </table:table-cell>
          <table:table-cell table:style-name="ce2" office:value-type="string">
            <text:p>update_contact</text:p>
          </table:table-cell>
          <table:table-cell/>
        </table:table-row>
        <table:table-row table:style-name="ro1">
          <table:table-cell table:style-name="Default" office:value-type="string">
            <text:p>LOCATION</text:p>
          </table:table-cell>
          <table:table-cell office:value-type="string">
            <text:p>STATUS</text:p>
          </table:table-cell>
          <table:table-cell/>
          <table:table-cell office:value-type="string">
            <text:p>Active/Intactive Status</text:p>
          </table:table-cell>
          <table:table-cell office:value-type="string">
            <text:p>ENUM: ‘active’, ‘inactive’</text:p>
          </table:table-cell>
          <table:table-cell office:value-type="float" office:value="-0">
            <text:p>-0</text:p>
          </table:table-cell>
          <table:table-cell/>
          <table:table-cell office:value-type="string">
            <text:p>CONTACT</text:p>
          </table:table-cell>
          <table:table-cell table:style-name="ce2" office:value-type="string">
            <text:p>delete_contact</text:p>
          </table:table-cell>
          <table:table-cell/>
        </table:table-row>
        <table:table-row table:style-name="ro1">
          <table:table-cell table:style-name="Default" office:value-type="string">
            <text:p>LOCATION</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table-cell office:value-type="string">
            <text:p>DEPARTMENT</text:p>
          </table:table-cell>
          <table:table-cell table:style-name="ce2" office:value-type="string">
            <text:p>create_department</text:p>
          </table:table-cell>
          <table:table-cell/>
        </table:table-row>
        <table:table-row table:style-name="ro1">
          <table:table-cell table:style-name="ce1" office:value-type="string">
            <text:p>employee</text:p>
          </table:table-cell>
          <table:table-cell office:value-type="string">
            <text:p>EMPLOYEEID</text:p>
          </table:table-cell>
          <table:table-cell/>
          <table:table-cell office:value-type="string">
            <text:p>Unique ID of the employee</text:p>
          </table:table-cell>
          <table:table-cell office:value-type="string">
            <text:p>ALPHANUMERIC</text:p>
          </table:table-cell>
          <table:table-cell office:value-type="float" office:value="20">
            <text:p>20</text:p>
          </table:table-cell>
          <table:table-cell/>
          <table:table-cell office:value-type="string">
            <text:p>DEPARTMENT</text:p>
          </table:table-cell>
          <table:table-cell table:style-name="ce2" office:value-type="string">
            <text:p>update_department</text:p>
          </table:table-cell>
          <table:table-cell/>
        </table:table-row>
        <table:table-row table:style-name="ro1">
          <table:table-cell table:style-name="ce1" office:value-type="string">
            <text:p>employee</text:p>
          </table:table-cell>
          <table:table-cell office:value-type="string">
            <text:p>SSN</text:p>
          </table:table-cell>
          <table:table-cell/>
          <table:table-cell office:value-type="string">
            <text:p>Employee Social security number</text:p>
          </table:table-cell>
          <table:table-cell office:value-type="string">
            <text:p>NUMERIC</text:p>
          </table:table-cell>
          <table:table-cell office:value-type="float" office:value="9">
            <text:p>9</text:p>
          </table:table-cell>
          <table:table-cell/>
          <table:table-cell office:value-type="string">
            <text:p>DEPARTMENT</text:p>
          </table:table-cell>
          <table:table-cell table:style-name="ce2" office:value-type="string">
            <text:p>delete_department</text:p>
          </table:table-cell>
          <table:table-cell/>
        </table:table-row>
        <table:table-row table:style-name="ro1">
          <table:table-cell table:style-name="ce1" office:value-type="string">
            <text:p>employee</text:p>
          </table:table-cell>
          <table:table-cell office:value-type="string">
            <text:p>TITLE</text:p>
          </table:table-cell>
          <table:table-cell office:value-type="string">
            <text:p>Employee</text:p>
          </table:table-cell>
          <table:table-cell office:value-type="string">
            <text:p>Title</text:p>
          </table:table-cell>
          <table:table-cell office:value-type="string">
            <text:p>ALPHANUMERIC</text:p>
          </table:table-cell>
          <table:table-cell office:value-type="float" office:value="30">
            <text:p>30</text:p>
          </table:table-cell>
          <table:table-cell/>
          <table:table-cell office:value-type="string">
            <text:p>LOCATION</text:p>
          </table:table-cell>
          <table:table-cell table:style-name="ce2" office:value-type="string">
            <text:p>create_location</text:p>
          </table:table-cell>
          <table:table-cell/>
        </table:table-row>
        <table:table-row table:style-name="ro1">
          <table:table-cell table:style-name="ce1" office:value-type="string">
            <text:p>employee</text:p>
          </table:table-cell>
          <table:table-cell office:value-type="string">
            <text:p>LOCATIONID</text:p>
          </table:table-cell>
          <table:table-cell office:value-type="string">
            <text:p>location</text:p>
          </table:table-cell>
          <table:table-cell office:value-type="string">
            <text:p>ID of Employee’s Location</text:p>
          </table:table-cell>
          <table:table-cell office:value-type="string">
            <text:p>ALPHANUMERIC</text:p>
          </table:table-cell>
          <table:table-cell office:value-type="float" office:value="20">
            <text:p>20</text:p>
          </table:table-cell>
          <table:table-cell/>
          <table:table-cell office:value-type="string">
            <text:p>LOCATION</text:p>
          </table:table-cell>
          <table:table-cell table:style-name="ce2" office:value-type="string">
            <text:p>update_location</text:p>
          </table:table-cell>
          <table:table-cell/>
        </table:table-row>
        <table:table-row table:style-name="ro1">
          <table:table-cell table:style-name="ce1" office:value-type="string">
            <text:p>employee</text:p>
          </table:table-cell>
          <table:table-cell office:value-type="string">
            <text:p>DEPARTMENTID</text:p>
          </table:table-cell>
          <table:table-cell office:value-type="string">
            <text:p>department</text:p>
          </table:table-cell>
          <table:table-cell office:value-type="string">
            <text:p>ID of Employee’s Department</text:p>
          </table:table-cell>
          <table:table-cell office:value-type="string">
            <text:p>ALPHANUMERIC</text:p>
          </table:table-cell>
          <table:table-cell office:value-type="float" office:value="20">
            <text:p>20</text:p>
          </table:table-cell>
          <table:table-cell/>
          <table:table-cell office:value-type="string">
            <text:p>LOCATION</text:p>
          </table:table-cell>
          <table:table-cell table:style-name="ce2" office:value-type="string">
            <text:p>delete_location</text:p>
          </table:table-cell>
          <table:table-cell/>
        </table:table-row>
        <table:table-row table:style-name="ro1">
          <table:table-cell table:style-name="ce1" office:value-type="string">
            <text:p>employee</text:p>
          </table:table-cell>
          <table:table-cell office:value-type="string">
            <text:p>SUPERVISORID</text:p>
          </table:table-cell>
          <table:table-cell office:value-type="string">
            <text:p>employee</text:p>
          </table:table-cell>
          <table:table-cell office:value-type="string">
            <text:p>Supervisor ID ALPHANUMERIC</text:p>
          </table:table-cell>
          <table:table-cell office:value-type="string">
            <text:p>ALPHANUMERIC</text:p>
          </table:table-cell>
          <table:table-cell office:value-type="float" office:value="20">
            <text:p>20</text:p>
          </table:table-cell>
          <table:table-cell/>
          <table:table-cell table:style-name="ce1" office:value-type="string">
            <text:p>employee</text:p>
          </table:table-cell>
          <table:table-cell table:style-name="ce2" office:value-type="string">
            <text:p>create_employee</text:p>
          </table:table-cell>
          <table:table-cell/>
        </table:table-row>
        <table:table-row table:style-name="ro1">
          <table:table-cell table:style-name="ce1" office:value-type="string">
            <text:p>employee</text:p>
          </table:table-cell>
          <table:table-cell office:value-type="string">
            <text:p>BIRTHDATE</text:p>
          </table:table-cell>
          <table:table-cell/>
          <table:table-cell office:value-type="string">
            <text:p>Birthdate</text:p>
          </table:table-cell>
          <table:table-cell office:value-type="string">
            <text:p>DATE</text:p>
          </table:table-cell>
          <table:table-cell office:value-type="float" office:value="-0">
            <text:p>-0</text:p>
          </table:table-cell>
          <table:table-cell/>
          <table:table-cell table:style-name="ce1" office:value-type="string">
            <text:p>employee</text:p>
          </table:table-cell>
          <table:table-cell table:style-name="ce2" office:value-type="string">
            <text:p>update_employee</text:p>
          </table:table-cell>
          <table:table-cell/>
        </table:table-row>
        <table:table-row table:style-name="ro1">
          <table:table-cell table:style-name="ce1" office:value-type="string">
            <text:p>employee</text:p>
          </table:table-cell>
          <table:table-cell office:value-type="string">
            <text:p>STARTDATE</text:p>
          </table:table-cell>
          <table:table-cell/>
          <table:table-cell office:value-type="string">
            <text:p>Hire Date</text:p>
          </table:table-cell>
          <table:table-cell office:value-type="string">
            <text:p>DATE</text:p>
          </table:table-cell>
          <table:table-cell office:value-type="float" office:value="-0">
            <text:p>-0</text:p>
          </table:table-cell>
          <table:table-cell/>
          <table:table-cell table:style-name="ce1" office:value-type="string">
            <text:p>employee</text:p>
          </table:table-cell>
          <table:table-cell table:style-name="ce2" office:value-type="string">
            <text:p>delete_employee</text:p>
          </table:table-cell>
          <table:table-cell/>
        </table:table-row>
        <table:table-row table:style-name="ro1">
          <table:table-cell table:style-name="ce1" office:value-type="string">
            <text:p>employee</text:p>
          </table:table-cell>
          <table:table-cell office:value-type="string">
            <text:p>ENDATE</text:p>
          </table:table-cell>
          <table:table-cell/>
          <table:table-cell office:value-type="string">
            <text:p>Termination</text:p>
          </table:table-cell>
          <table:table-cell office:value-type="string">
            <text:p>Date DATE</text:p>
          </table:table-cell>
          <table:table-cell office:value-type="float" office:value="-0">
            <text:p>-0</text:p>
          </table:table-cell>
          <table:table-cell/>
          <table:table-cell table:style-name="ce1" office:value-type="string">
            <text:p>employee</text:p>
          </table:table-cell>
          <table:table-cell table:style-name="ce2" office:value-type="string">
            <text:p>get_employee</text:p>
          </table:table-cell>
          <table:table-cell/>
        </table:table-row>
        <table:table-row table:style-name="ro1">
          <table:table-cell table:style-name="ce1" office:value-type="string">
            <text:p>employee</text:p>
          </table:table-cell>
          <table:table-cell office:value-type="string">
            <text:p>TERMINATIONTYPE</text:p>
          </table:table-cell>
          <table:table-cell/>
          <table:table-cell office:value-type="string">
            <text:p>Reason for Termination</text:p>
          </table:table-cell>
          <table:table-cell office:value-type="string">
            <text:p>ENUM: ‘voluntary’, ‘involuntary’, ‘deceased’,‘disability’, ‘retired’</text:p>
          </table:table-cell>
          <table:table-cell office:value-type="float" office:value="-0">
            <text:p>-0</text:p>
          </table:table-cell>
          <table:table-cell/>
          <table:table-cell table:style-name="ce2" office:value-type="string">
            <text:p>araccountlabel</text:p>
          </table:table-cell>
          <table:table-cell table:style-name="ce2" office:value-type="string">
            <text:p>create_araccountlabel</text:p>
          </table:table-cell>
          <table:table-cell/>
        </table:table-row>
        <table:table-row table:style-name="ro1">
          <table:table-cell table:style-name="ce1" office:value-type="string">
            <text:p>employee</text:p>
          </table:table-cell>
          <table:table-cell office:value-type="string">
            <text:p>EMPLOYEETYPE</text:p>
          </table:table-cell>
          <table:table-cell/>
          <table:table-cell office:value-type="string">
            <text:p>Employee Type</text:p>
          </table:table-cell>
          <table:table-cell office:value-type="string">
            <text:p>ENUM: ‘fulltime’, ‘parttime’, ‘contractor’</text:p>
          </table:table-cell>
          <table:table-cell office:value-type="float" office:value="-0">
            <text:p>-0</text:p>
          </table:table-cell>
          <table:table-cell/>
          <table:table-cell table:style-name="ce2" office:value-type="string">
            <text:p>araccountlabel</text:p>
          </table:table-cell>
          <table:table-cell table:style-name="ce2" office:value-type="string">
            <text:p>update_araccountlabel</text:p>
          </table:table-cell>
          <table:table-cell/>
        </table:table-row>
        <table:table-row table:style-name="ro1">
          <table:table-cell table:style-name="ce1" office:value-type="string">
            <text:p>employee</text:p>
          </table:table-cell>
          <table:table-cell office:value-type="string">
            <text:p>GENDER</text:p>
          </table:table-cell>
          <table:table-cell/>
          <table:table-cell office:value-type="string">
            <text:p>Gender</text:p>
          </table:table-cell>
          <table:table-cell office:value-type="string">
            <text:p>ENUM: ‘male’, ‘female’</text:p>
          </table:table-cell>
          <table:table-cell office:value-type="float" office:value="-0">
            <text:p>-0</text:p>
          </table:table-cell>
          <table:table-cell/>
          <table:table-cell table:style-name="ce2" office:value-type="string">
            <text:p>araccountlabel</text:p>
          </table:table-cell>
          <table:table-cell table:style-name="ce2" office:value-type="string">
            <text:p>delete_araccountlabel</text:p>
          </table:table-cell>
          <table:table-cell/>
        </table:table-row>
        <table:table-row table:style-name="ro1">
          <table:table-cell table:style-name="ce1" office:value-type="string">
            <text:p>employee</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table-cell table:style-name="ce2" office:value-type="string">
            <text:p>customer</text:p>
          </table:table-cell>
          <table:table-cell table:style-name="ce2" office:value-type="string">
            <text:p>create_customer</text:p>
          </table:table-cell>
          <table:table-cell/>
        </table:table-row>
        <table:table-row table:style-name="ro1">
          <table:table-cell table:style-name="ce1" office:value-type="string">
            <text:p>employee</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table-cell table:style-name="ce2" office:value-type="string">
            <text:p>customer</text:p>
          </table:table-cell>
          <table:table-cell table:style-name="ce2" office:value-type="string">
            <text:p>update_customer</text:p>
          </table:table-cell>
          <table:table-cell/>
        </table:table-row>
        <table:table-row table:style-name="ro1">
          <table:table-cell table:style-name="ce1" office:value-type="string">
            <text:p>employee</text:p>
          </table:table-cell>
          <table:table-cell office:value-type="string">
            <text:p>PERSONALINFO</text:p>
          </table:table-cell>
          <table:table-cell office:value-type="string">
            <text:p>contact</text:p>
          </table:table-cell>
          <table:table-cell office:value-type="string">
            <text:p>Main Contact Information</text:p>
          </table:table-cell>
          <table:table-cell office:value-type="string">
            <text:p>Link to Primary Contact object</text:p>
          </table:table-cell>
          <table:table-cell office:value-type="float" office:value="0">
            <text:p>0</text:p>
          </table:table-cell>
          <table:table-cell/>
          <table:table-cell table:style-name="ce2" office:value-type="string">
            <text:p>customer</text:p>
          </table:table-cell>
          <table:table-cell table:style-name="ce2" office:value-type="string">
            <text:p>delete_customer</text:p>
          </table:table-cell>
          <table:table-cell/>
        </table:table-row>
        <table:table-row table:style-name="ro1">
          <table:table-cell table:style-name="ce1" office:value-type="string">
            <text:p>employee</text:p>
          </table:table-cell>
          <table:table-cell office:value-type="string">
            <text:p>CONTACTLIST</text:p>
          </table:table-cell>
          <table:table-cell office:value-type="string">
            <text:p>contact</text:p>
          </table:table-cell>
          <table:table-cell office:value-type="string">
            <text:p>List of additional contacts</text:p>
          </table:table-cell>
          <table:table-cell office:value-type="string">
            <text:p>List of Additional Contacts</text:p>
          </table:table-cell>
          <table:table-cell office:value-type="float" office:value="0">
            <text:p>0</text:p>
          </table:table-cell>
          <table:table-cell/>
          <table:table-cell table:style-name="ce2" office:value-type="string">
            <text:p>invoicebatch</text:p>
          </table:table-cell>
          <table:table-cell table:style-name="ce3" office:value-type="string">
            <text:p>create_invoicebatch</text:p>
          </table:table-cell>
          <table:table-cell office:value-type="string">
            <text:p>This API allows you to create a new Invoice Batch. The create_invoice function can be optionally nested inside, to simultaneously create new invoices</text:p>
          </table:table-cell>
        </table:table-row>
        <table:table-row table:style-name="ro1">
          <table:table-cell office:value-type="string">
            <text:p>reportingperiod</text:p>
          </table:table-cell>
          <table:table-cell office:value-type="string">
            <text:p>TITLE</text:p>
          </table:table-cell>
          <table:table-cell/>
          <table:table-cell office:value-type="string">
            <text:p>Unique ID of Reporting Period</text:p>
          </table:table-cell>
          <table:table-cell office:value-type="string">
            <text:p>ALPHANUMERIC</text:p>
          </table:table-cell>
          <table:table-cell office:value-type="float" office:value="80">
            <text:p>80</text:p>
          </table:table-cell>
          <table:table-cell/>
          <table:table-cell table:style-name="ce2" office:value-type="string">
            <text:p>invoice</text:p>
          </table:table-cell>
          <table:table-cell table:style-name="ce2" office:value-type="string">
            <text:p>create_invoice</text:p>
          </table:table-cell>
          <table:table-cell office:value-type="string">
            <text:p>This API allows you to create a new Invoice. The batch can optionally be specified in the Invoice, or by using the Set Current Bill Batch API, or by using the Create Invoice Batch API. Alternatively, autobatching can be used to create an automatic batch, based the AR Module Preferences. See the section on autobatching for more information.</text:p>
          </table:table-cell>
        </table:table-row>
        <table:table-row table:style-name="ro1">
          <table:table-cell office:value-type="string">
            <text:p>reportingperiod</text:p>
          </table:table-cell>
          <table:table-cell office:value-type="string">
            <text:p>STARTDATE</text:p>
          </table:table-cell>
          <table:table-cell/>
          <table:table-cell office:value-type="string">
            <text:p>Start Date</text:p>
          </table:table-cell>
          <table:table-cell office:value-type="string">
            <text:p>DATE</text:p>
          </table:table-cell>
          <table:table-cell office:value-type="float" office:value="-0">
            <text:p>-0</text:p>
          </table:table-cell>
          <table:table-cell/>
          <table:table-cell table:style-name="ce2" office:value-type="string">
            <text:p>invoice</text:p>
          </table:table-cell>
          <table:table-cell table:style-name="ce2" office:value-type="string">
            <text:p>update_invoice</text:p>
          </table:table-cell>
          <table:table-cell office:value-type="string">
            <text:p>This API allows you to edit an existing Invoice. You must know the key of the Invoice. The key is returned in the response of the create_invoice API, and is also available through the getlist function. You have the ability to edit the existing invoice line items, and add new line items. In the sample below, line 1 is being edited, and a new line is being added.</text:p>
          </table:table-cell>
        </table:table-row>
        <table:table-row table:style-name="ro1">
          <table:table-cell office:value-type="string">
            <text:p>reportingperiod</text:p>
          </table:table-cell>
          <table:table-cell office:value-type="string">
            <text:p>ENDDATE</text:p>
          </table:table-cell>
          <table:table-cell/>
          <table:table-cell office:value-type="string">
            <text:p>End Date</text:p>
          </table:table-cell>
          <table:table-cell office:value-type="string">
            <text:p>DATE</text:p>
          </table:table-cell>
          <table:table-cell office:value-type="float" office:value="-0">
            <text:p>-0</text:p>
          </table:table-cell>
          <table:table-cell/>
          <table:table-cell table:style-name="ce2" office:value-type="string">
            <text:p>invoice</text:p>
          </table:table-cell>
          <table:table-cell table:style-name="ce2" office:value-type="string">
            <text:p>delete_invoice</text:p>
          </table:table-cell>
          <table:table-cell table:style-name="ce1" office:value-type="string">
            <text:p>This API allows you to delete an Invoice. Only unpaid invoices can be deleted.</text:p>
          </table:table-cell>
        </table:table-row>
        <table:table-row table:style-name="ro1">
          <table:table-cell office:value-type="string">
            <text:p>bankaccount</text:p>
          </table:table-cell>
          <table:table-cell office:value-type="string">
            <text:p>BANKACCOUNTID</text:p>
          </table:table-cell>
          <table:table-cell/>
          <table:table-cell office:value-type="string">
            <text:p>Bank Account ID</text:p>
          </table:table-cell>
          <table:table-cell office:value-type="string">
            <text:p>ALPHANUMERIC</text:p>
          </table:table-cell>
          <table:table-cell office:value-type="float" office:value="200">
            <text:p>200</text:p>
          </table:table-cell>
          <table:table-cell/>
          <table:table-cell table:style-name="ce2" office:value-type="string">
            <text:p>aradjustmentbatch</text:p>
          </table:table-cell>
          <table:table-cell table:style-name="ce3" office:value-type="string">
            <text:p>create_aradjustmentbatch</text:p>
          </table:table-cell>
          <table:table-cell office:value-type="string">
            <text:p>This API allows you to create a new AR Adjustment Batch. The create_aradjustment function can be optionally nested inside, to simultaneously create new adjustments</text:p>
          </table:table-cell>
        </table:table-row>
        <table:table-row table:style-name="ro1">
          <table:table-cell office:value-type="string">
            <text:p>bankaccount</text:p>
          </table:table-cell>
          <table:table-cell office:value-type="string">
            <text:p>BANKACCOUNTNO</text:p>
          </table:table-cell>
          <table:table-cell/>
          <table:table-cell office:value-type="string">
            <text:p>Bank Account Number</text:p>
          </table:table-cell>
          <table:table-cell office:value-type="string">
            <text:p>ALPHANUMERIC</text:p>
          </table:table-cell>
          <table:table-cell office:value-type="float" office:value="200">
            <text:p>200</text:p>
          </table:table-cell>
          <table:table-cell/>
          <table:table-cell table:style-name="ce2" office:value-type="string">
            <text:p>aradjustment</text:p>
          </table:table-cell>
          <table:table-cell table:style-name="ce2" office:value-type="string">
            <text:p>create_aradjustment</text:p>
          </table:table-cell>
          <table:table-cell office:value-type="string">
            <text:p>This API allows you to create a new AR Adjustment. The batch can optionally be specified in the AR Adjustment, or by using the Set Current AR Adjustment Batch API, or by using the Create AR Adjustment Batch API. Alternatively, autobatching can be used to create an automatic batch, based the AR Module Preferences. See the section on autobatching for more information.</text:p>
          </table:table-cell>
        </table:table-row>
        <table:table-row table:style-name="ro1">
          <table:table-cell office:value-type="string">
            <text:p>bankaccount</text:p>
          </table:table-cell>
          <table:table-cell office:value-type="string">
            <text:p>GLACCOUNTNO</text:p>
          </table:table-cell>
          <table:table-cell office:value-type="string">
            <text:p>glaccount</text:p>
          </table:table-cell>
          <table:table-cell office:value-type="string">
            <text:p>GL Account number representing transactions to bank account</text:p>
          </table:table-cell>
          <table:table-cell office:value-type="string">
            <text:p>ALPHANUMERIC</text:p>
          </table:table-cell>
          <table:table-cell office:value-type="float" office:value="100">
            <text:p>100</text:p>
          </table:table-cell>
          <table:table-cell/>
          <table:table-cell table:style-name="ce2" office:value-type="string">
            <text:p>aradjustment</text:p>
          </table:table-cell>
          <table:table-cell table:style-name="ce2" office:value-type="string">
            <text:p>update_aradjustment</text:p>
          </table:table-cell>
          <table:table-cell office:value-type="string">
            <text:p>This API allows you to edit an existing AR Adjustment. You must know the key of the AR Adjustment. The key is returned in the response of the create_aradjustment API, and is also available through the getlist function. You have the ability to edit the existing AR Adjustment line items, and add new line items. In the sample below, line 1 is being edited, and a new line is being added.</text:p>
          </table:table-cell>
        </table:table-row>
        <table:table-row table:style-name="ro1">
          <table:table-cell office:value-type="string">
            <text:p>bankaccount</text:p>
          </table:table-cell>
          <table:table-cell office:value-type="string">
            <text:p>BANKNAME</text:p>
          </table:table-cell>
          <table:table-cell/>
          <table:table-cell office:value-type="string">
            <text:p>Bank Name</text:p>
          </table:table-cell>
          <table:table-cell office:value-type="string">
            <text:p>ALPHANUMERIC</text:p>
          </table:table-cell>
          <table:table-cell office:value-type="float" office:value="15">
            <text:p>15</text:p>
          </table:table-cell>
          <table:table-cell/>
          <table:table-cell table:style-name="ce2" office:value-type="string">
            <text:p>aradjustment</text:p>
          </table:table-cell>
          <table:table-cell table:style-name="ce2" office:value-type="string">
            <text:p>delete_aradjustment</text:p>
          </table:table-cell>
          <table:table-cell table:style-name="ce1" office:value-type="string">
            <text:p>This API allows you to delete an AR Adjustment. Only open adjustments can be deleted.</text:p>
          </table:table-cell>
        </table:table-row>
        <table:table-row table:style-name="ro1">
          <table:table-cell office:value-type="string">
            <text:p>bankaccount</text:p>
          </table:table-cell>
          <table:table-cell office:value-type="string">
            <text:p>ROUTINGNO</text:p>
          </table:table-cell>
          <table:table-cell/>
          <table:table-cell office:value-type="string">
            <text:p>The Bank’s routing number</text:p>
          </table:table-cell>
          <table:table-cell office:value-type="string">
            <text:p>ALPHANUMERIC</text:p>
          </table:table-cell>
          <table:table-cell office:value-type="float" office:value="40">
            <text:p>40</text:p>
          </table:table-cell>
          <table:table-cell/>
          <table:table-cell table:style-name="ce2" office:value-type="string">
            <text:p>arpaymentbatch</text:p>
          </table:table-cell>
          <table:table-cell table:style-name="ce2" office:value-type="string">
            <text:p>create_arpaymentbatch</text:p>
          </table:table-cell>
          <table:table-cell office:value-type="string">
            <text:p>This API allows you to create a new AR Payment Batch. The create_arpayment function can be optionally nested inside, to simultaneously create new payments.</text:p>
          </table:table-cell>
        </table:table-row>
        <table:table-row table:style-name="ro1">
          <table:table-cell office:value-type="string">
            <text:p>bankaccount</text:p>
          </table:table-cell>
          <table:table-cell office:value-type="string">
            <text:p>BRANCHID</text:p>
          </table:table-cell>
          <table:table-cell/>
          <table:table-cell office:value-type="string">
            <text:p>The Branch ID</text:p>
          </table:table-cell>
          <table:table-cell office:value-type="string">
            <text:p>ALPHANUMERIC</text:p>
          </table:table-cell>
          <table:table-cell office:value-type="float" office:value="12">
            <text:p>12</text:p>
          </table:table-cell>
          <table:table-cell/>
          <table:table-cell table:style-name="ce2" office:value-type="string">
            <text:p>arpayment</text:p>
          </table:table-cell>
          <table:table-cell table:style-name="ce2" office:value-type="string">
            <text:p>create_arpayment</text:p>
          </table:table-cell>
          <table:table-cell office:value-type="string">
            <text:p>This API allows you to create a new AR Payment. The batch can optionally be specified in the AR Payment, or by using the Set Current AR Payment Batch API, or by using the Create AR Payment Batch API. Autobatching is not supported for AR Payments. See the section on batching for more information.</text:p>
          </table:table-cell>
        </table:table-row>
        <table:table-row table:style-name="ro1">
          <table:table-cell office:value-type="string">
            <text:p>bankaccount</text:p>
          </table:table-cell>
          <table:table-cell office:value-type="string">
            <text:p>BANKACCOUNTTYPE</text:p>
          </table:table-cell>
          <table:table-cell/>
          <table:table-cell office:value-type="string">
            <text:p>Checking or Savings Account</text:p>
          </table:table-cell>
          <table:table-cell office:value-type="string">
            <text:p>ENUM: ‘checking’, ‘savings’</text:p>
          </table:table-cell>
          <table:table-cell office:value-type="float" office:value="-0">
            <text:p>-0</text:p>
          </table:table-cell>
          <table:table-cell/>
          <table:table-cell office:value-type="string">
            <text:p>?</text:p>
          </table:table-cell>
          <table:table-cell table:style-name="ce2" office:value-type="string">
            <text:p>get_araging</text:p>
          </table:table-cell>
          <table:table-cell office:value-type="string">
            <text:p>The method get_araging provides an extract of customer aging information. This extract may be modified or filtered in a couple ways. The extract may be invoked for a specific customer, the extract may be configured to use custom aging buckets, the extract may be configured to use a date other than today to calculate age, and the extract may be configured to age the invoices by either the invoice creation date or the invoice due date.</text:p>
          </table:table-cell>
        </table:table-row>
        <table:table-row table:style-name="ro1">
          <table:table-cell office:value-type="string">
            <text:p>bankaccount</text:p>
          </table:table-cell>
          <table:table-cell office:value-type="string">
            <text:p>PHONE</text:p>
          </table:table-cell>
          <table:table-cell/>
          <table:table-cell office:value-type="string">
            <text:p>Phone</text:p>
          </table:table-cell>
          <table:table-cell office:value-type="string">
            <text:p>ALPHANUMERIC</text:p>
          </table:table-cell>
          <table:table-cell office:value-type="float" office:value="30">
            <text:p>30</text:p>
          </table:table-cell>
          <table:table-cell/>
          <table:table-cell table:style-name="ce2" office:value-type="string">
            <text:p>apaccountlabel</text:p>
          </table:table-cell>
          <table:table-cell table:style-name="ce2" office:value-type="string">
            <text:p>create_apaccountlabel</text:p>
          </table:table-cell>
          <table:table-cell/>
        </table:table-row>
        <table:table-row table:style-name="ro1">
          <table:table-cell office:value-type="string">
            <text:p>bankaccount</text:p>
          </table:table-cell>
          <table:table-cell office:value-type="string">
            <text:p>NEXTCHECK</text:p>
          </table:table-cell>
          <table:table-cell/>
          <table:table-cell office:value-type="string">
            <text:p>The next check number to be used</text:p>
          </table:table-cell>
          <table:table-cell office:value-type="string">
            <text:p>ALPHANUMERIC</text:p>
          </table:table-cell>
          <table:table-cell office:value-type="float" office:value="6">
            <text:p>6</text:p>
          </table:table-cell>
          <table:table-cell/>
          <table:table-cell table:style-name="ce2" office:value-type="string">
            <text:p>apaccountlabel</text:p>
          </table:table-cell>
          <table:table-cell table:style-name="ce2" office:value-type="string">
            <text:p>apaccountlabel</text:p>
          </table:table-cell>
          <table:table-cell/>
        </table:table-row>
        <table:table-row table:style-name="ro1">
          <table:table-cell office:value-type="string">
            <text:p>bankaccount</text:p>
          </table:table-cell>
          <table:table-cell office:value-type="string">
            <text:p>LASTRECONCILEDBALANCE</text:p>
          </table:table-cell>
          <table:table-cell/>
          <table:table-cell office:value-type="string">
            <text:p>The Last Balance after reconciliation</text:p>
          </table:table-cell>
          <table:table-cell office:value-type="string">
            <text:p>NUMERIC</text:p>
          </table:table-cell>
          <table:table-cell office:value-type="string">
            <text:p>38, 2</text:p>
          </table:table-cell>
          <table:table-cell/>
          <table:table-cell table:style-name="ce2" office:value-type="string">
            <text:p>apaccountlabel</text:p>
          </table:table-cell>
          <table:table-cell table:style-name="ce2" office:value-type="string">
            <text:p>delete_araccountlabel</text:p>
          </table:table-cell>
          <table:table-cell/>
        </table:table-row>
        <table:table-row table:style-name="ro1">
          <table:table-cell office:value-type="string">
            <text:p>bankaccount</text:p>
          </table:table-cell>
          <table:table-cell office:value-type="string">
            <text:p>LASTRECONCILEDDATE</text:p>
          </table:table-cell>
          <table:table-cell/>
          <table:table-cell office:value-type="string">
            <text:p>The Last Reconciliation</text:p>
          </table:table-cell>
          <table:table-cell office:value-type="string">
            <text:p>Date</text:p>
          </table:table-cell>
          <table:table-cell office:value-type="string">
            <text:p>DATE -</text:p>
          </table:table-cell>
          <table:table-cell/>
          <table:table-cell table:style-name="ce2" office:value-type="string">
            <text:p>apterm</text:p>
          </table:table-cell>
          <table:table-cell table:number-columns-repeated="2"/>
        </table:table-row>
        <table:table-row table:style-name="ro1">
          <table:table-cell office:value-type="string">
            <text:p>bankaccount</text:p>
          </table:table-cell>
          <table:table-cell office:value-type="string">
            <text:p>MAILADDRESS.ADDRESS1</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vendor</text:p>
          </table:table-cell>
          <table:table-cell table:style-name="ce2" office:value-type="string">
            <text:p>create_vendor</text:p>
          </table:table-cell>
          <table:table-cell/>
        </table:table-row>
        <table:table-row table:style-name="ro1">
          <table:table-cell office:value-type="string">
            <text:p>bankaccount</text:p>
          </table:table-cell>
          <table:table-cell office:value-type="string">
            <text:p>MAILADDRESS.ADDRESS2</text:p>
          </table:table-cell>
          <table:table-cell/>
          <table:table-cell office:value-type="string">
            <text:p>Street Address</text:p>
          </table:table-cell>
          <table:table-cell office:value-type="string">
            <text:p>ALPHANUMERIC</text:p>
          </table:table-cell>
          <table:table-cell office:value-type="float" office:value="80">
            <text:p>80</text:p>
          </table:table-cell>
          <table:table-cell/>
          <table:table-cell table:style-name="ce2" office:value-type="string">
            <text:p>vendor</text:p>
          </table:table-cell>
          <table:table-cell table:style-name="ce2" office:value-type="string">
            <text:p>update_vendor</text:p>
          </table:table-cell>
          <table:table-cell/>
        </table:table-row>
        <table:table-row table:style-name="ro1">
          <table:table-cell office:value-type="string">
            <text:p>bankaccount</text:p>
          </table:table-cell>
          <table:table-cell office:value-type="string">
            <text:p>MAILADDRESS.CITY</text:p>
          </table:table-cell>
          <table:table-cell/>
          <table:table-cell office:value-type="string">
            <text:p>City</text:p>
          </table:table-cell>
          <table:table-cell office:value-type="string">
            <text:p>ALPHANUMERIC</text:p>
          </table:table-cell>
          <table:table-cell office:value-type="float" office:value="80">
            <text:p>80</text:p>
          </table:table-cell>
          <table:table-cell/>
          <table:table-cell table:style-name="ce2" office:value-type="string">
            <text:p>vendor</text:p>
          </table:table-cell>
          <table:table-cell table:style-name="ce2" office:value-type="string">
            <text:p>delete_vendor</text:p>
          </table:table-cell>
          <table:table-cell/>
        </table:table-row>
        <table:table-row table:style-name="ro1">
          <table:table-cell office:value-type="string">
            <text:p>bankaccount</text:p>
          </table:table-cell>
          <table:table-cell office:value-type="string">
            <text:p>MAILADDRESS.STATE</text:p>
          </table:table-cell>
          <table:table-cell/>
          <table:table-cell office:value-type="string">
            <text:p>State</text:p>
          </table:table-cell>
          <table:table-cell office:value-type="string">
            <text:p>ALPHANUMERIC</text:p>
          </table:table-cell>
          <table:table-cell office:value-type="float" office:value="40">
            <text:p>40</text:p>
          </table:table-cell>
          <table:table-cell table:number-columns-repeated="2"/>
          <table:table-cell table:style-name="ce2" office:value-type="string">
            <text:p>create_billbatch</text:p>
          </table:table-cell>
          <table:table-cell office:value-type="string">
            <text:p>This API allows you to create a new Bill Batch. The create_bill function can be optionally nested inside, to simultaneously create new bills.</text:p>
          </table:table-cell>
        </table:table-row>
        <table:table-row table:style-name="ro1">
          <table:table-cell office:value-type="string">
            <text:p>bankaccount</text:p>
          </table:table-cell>
          <table:table-cell office:value-type="string">
            <text:p>MAILADDRESS.ZIP</text:p>
          </table:table-cell>
          <table:table-cell/>
          <table:table-cell office:value-type="string">
            <text:p>Zip Code</text:p>
          </table:table-cell>
          <table:table-cell office:value-type="string">
            <text:p>ALPHANUMERIC</text:p>
          </table:table-cell>
          <table:table-cell office:value-type="float" office:value="30">
            <text:p>30</text:p>
          </table:table-cell>
          <table:table-cell/>
          <table:table-cell table:style-name="ce2" office:value-type="string">
            <text:p>bill</text:p>
          </table:table-cell>
          <table:table-cell table:style-name="ce2" office:value-type="string">
            <text:p>create_bill</text:p>
          </table:table-cell>
          <table:table-cell office:value-type="string">
            <text:p>This API allows you to create a new Bill. The batch can optionally be specified in the Bill, or by using the Set Current Bill Batch API, or by using the Create Bill Batch API. Alternatively, autobatching can be used to create an automatic batch, based the AP Module Preferences. See the section on autobatching for more information.</text:p>
          </table:table-cell>
        </table:table-row>
        <table:table-row table:style-name="ro1">
          <table:table-cell office:value-type="string">
            <text:p>bankaccount</text:p>
          </table:table-cell>
          <table:table-cell office:value-type="string">
            <text:p>MAILADDRESS.COUNTRY</text:p>
          </table:table-cell>
          <table:table-cell/>
          <table:table-cell office:value-type="string">
            <text:p>Country</text:p>
          </table:table-cell>
          <table:table-cell office:value-type="string">
            <text:p>ALPHANUMERIC</text:p>
          </table:table-cell>
          <table:table-cell office:value-type="float" office:value="60">
            <text:p>60</text:p>
          </table:table-cell>
          <table:table-cell/>
          <table:table-cell table:style-name="ce2" office:value-type="string">
            <text:p>bill</text:p>
          </table:table-cell>
          <table:table-cell table:style-name="ce2" office:value-type="string">
            <text:p>update_bill</text:p>
          </table:table-cell>
          <table:table-cell office:value-type="string">
            <text:p>This API allows you to edit an existing Bill. You must know the key of the Bill. The key is returned in the response of the create_bill API, and is also available through the getlist function. You have the ability to edit the existing bill line items, and add new line items. In the sample below, line 1 is being edited, and a new line is being added.</text:p>
          </table:table-cell>
        </table:table-row>
        <table:table-row table:style-name="ro1">
          <table:table-cell office:value-type="string">
            <text:p>bankaccount</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table-cell table:style-name="ce2" office:value-type="string">
            <text:p>bill</text:p>
          </table:table-cell>
          <table:table-cell table:style-name="ce2" office:value-type="string">
            <text:p>delete_bill</text:p>
          </table:table-cell>
          <table:table-cell table:style-name="ce1" office:value-type="string">
            <text:p>This API allows you to delete a Bill. Only unpaid bills can be deleted.</text:p>
          </table:table-cell>
        </table:table-row>
        <table:table-row table:style-name="ro1">
          <table:table-cell office:value-type="string">
            <text:p>araccountlabel</text:p>
          </table:table-cell>
          <table:table-cell office:value-type="string">
            <text:p>ACCOUNTLABEL</text:p>
          </table:table-cell>
          <table:table-cell/>
          <table:table-cell office:value-type="string">
            <text:p>Account Labe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accountlabel</text:p>
          </table:table-cell>
          <table:table-cell office:value-type="string">
            <text:p>DESCRIPTION</text:p>
          </table:table-cell>
          <table:table-cell/>
          <table:table-cell office:value-type="string">
            <text:p>Account Label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accountlabel</text:p>
          </table:table-cell>
          <table:table-cell office:value-type="string">
            <text:p>GLACCOUNTNO</text:p>
          </table:table-cell>
          <table:table-cell office:value-type="string">
            <text:p>glaccount</text:p>
          </table:table-cell>
          <table:table-cell office:value-type="string">
            <text:p>GL Account which the label represent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ccountlabel</text:p>
          </table:table-cell>
          <table:table-cell office:value-type="string">
            <text:p>OFFSETGLACCOUNTNO</text:p>
          </table:table-cell>
          <table:table-cell office:value-type="string">
            <text:p>glaccount</text:p>
          </table:table-cell>
          <table:table-cell office:value-type="string">
            <text:p>Specific offset account for the account label, if not set, the default offset account will be used.</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ccountlabel</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araccountlabel</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term</text:p>
          </table:table-cell>
          <table:table-cell office:value-type="string">
            <text:p>NAME</text:p>
          </table:table-cell>
          <table:table-cell/>
          <table:table-cell office:value-type="string">
            <text:p>Unique ID of AR Term</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rterm</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rterm</text:p>
          </table:table-cell>
          <table:table-cell office:value-type="string">
            <text:p>DUE</text:p>
          </table:table-cell>
          <table:table-cell/>
          <table:table-cell office:value-type="string">
            <text:p>Terms for Due date</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rterm</text:p>
          </table:table-cell>
          <table:table-cell office:value-type="string">
            <text:p>DISCOUNT</text:p>
          </table:table-cell>
          <table:table-cell/>
          <table:table-cell office:value-type="string">
            <text:p>Terms for Discount</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rterm</text:p>
          </table:table-cell>
          <table:table-cell office:value-type="string">
            <text:p>PENALTY</text:p>
          </table:table-cell>
          <table:table-cell/>
          <table:table-cell office:value-type="string">
            <text:p>Terms for Penalty</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rterm</text:p>
          </table:table-cell>
          <table:table-cell office:value-type="string">
            <text:p>STATUS</text:p>
          </table:table-cell>
          <table:table-cell/>
          <table:table-cell office:value-type="string">
            <text:p>Status of AR Term</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customer</text:p>
          </table:table-cell>
          <table:table-cell office:value-type="string">
            <text:p>CUSTOMERID</text:p>
          </table:table-cell>
          <table:table-cell/>
          <table:table-cell office:value-type="string">
            <text:p>Unique ID of the customer</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NAME</text:p>
          </table:table-cell>
          <table:table-cell/>
          <table:table-cell office:value-type="string">
            <text:p>Customer name</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customer</text:p>
          </table:table-cell>
          <table:table-cell office:value-type="string">
            <text:p>PARENTID</text:p>
          </table:table-cell>
          <table:table-cell office:value-type="string">
            <text:p>customer</text:p>
          </table:table-cell>
          <table:table-cell office:value-type="string">
            <text:p>ID of the parent customer, if applicable</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TERMNAME</text:p>
          </table:table-cell>
          <table:table-cell office:value-type="string">
            <text:p>apterm</text:p>
          </table:table-cell>
          <table:table-cell office:value-type="string">
            <text:p>ID of the Term name applicable to thecustomer.</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CUSTREPID</text:p>
          </table:table-cell>
          <table:table-cell office:value-type="string">
            <text:p>employee</text:p>
          </table:table-cell>
          <table:table-cell office:value-type="string">
            <text:p>ID of the Employee in the organization responsible for the customer.</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SHIPPINGMETHOD</text:p>
          </table:table-cell>
          <table:table-cell office:value-type="string">
            <text:p>shippingmethod</text:p>
          </table:table-cell>
          <table:table-cell office:value-type="string">
            <text:p>Shipping method of the customer</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CUSTTYPE</text:p>
          </table:table-cell>
          <table:table-cell office:value-type="string">
            <text:p>customertype</text:p>
          </table:table-cell>
          <table:table-cell office:value-type="string">
            <text:p>Customer’s Typ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customer</text:p>
          </table:table-cell>
          <table:table-cell office:value-type="string">
            <text:p>TAXID</text:p>
          </table:table-cell>
          <table:table-cell/>
          <table:table-cell office:value-type="string">
            <text:p>Customer’s Federal Tax ID</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CREDITLIMIT</text:p>
          </table:table-cell>
          <table:table-cell/>
          <table:table-cell office:value-type="string">
            <text:p>The credit limit of the customer</text:p>
          </table:table-cell>
          <table:table-cell office:value-type="string">
            <text:p>NUMERIC</text:p>
          </table:table-cell>
          <table:table-cell office:value-type="float" office:value="38">
            <text:p>38</text:p>
          </table:table-cell>
          <table:table-cell table:number-columns-repeated="4"/>
        </table:table-row>
        <table:table-row table:style-name="ro1">
          <table:table-cell office:value-type="string">
            <text:p>customer</text:p>
          </table:table-cell>
          <table:table-cell office:value-type="string">
            <text:p>TERRITORYID</text:p>
          </table:table-cell>
          <table:table-cell office:value-type="string">
            <text:p>territory</text:p>
          </table:table-cell>
          <table:table-cell office:value-type="string">
            <text:p>Sales Territory ID</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RESALENO</text:p>
          </table:table-cell>
          <table:table-cell/>
          <table:table-cell office:value-type="string">
            <text:p>Resale number for resellers.</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customer</text:p>
          </table:table-cell>
          <table:table-cell office:value-type="string">
            <text:p>DELIVERYOPTIONS</text:p>
          </table:table-cell>
          <table:table-cell/>
          <table:table-cell office:value-type="string">
            <text:p>Default Invoice &amp; Statement Delivery preference</text:p>
          </table:table-cell>
          <table:table-cell office:value-type="string">
            <text:p>ENUM: ‘print, ‘email’, ‘online</text:p>
          </table:table-cell>
          <table:table-cell office:value-type="float" office:value="-0">
            <text:p>-0</text:p>
          </table:table-cell>
          <table:table-cell table:number-columns-repeated="4"/>
        </table:table-row>
        <table:table-row table:style-name="ro1">
          <table:table-cell office:value-type="string">
            <text:p>customer</text:p>
          </table:table-cell>
          <table:table-cell office:value-type="string">
            <text:p>ACCOUNTLABEL</text:p>
          </table:table-cell>
          <table:table-cell office:value-type="string">
            <text:p>accountlabel</text:p>
          </table:table-cell>
          <table:table-cell office:value-type="string">
            <text:p>The default accountlabel to be used in invoices.</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customer</text:p>
          </table:table-cell>
          <table:table-cell office:value-type="string">
            <text:p>GLACCOUNTNO</text:p>
          </table:table-cell>
          <table:table-cell office:value-type="string">
            <text:p>glaccount</text:p>
          </table:table-cell>
          <table:table-cell office:value-type="string">
            <text:p>The default glaccount to be used in invoice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customer</text:p>
          </table:table-cell>
          <table:table-cell office:value-type="string">
            <text:p>COMMENTS</text:p>
          </table:table-cell>
          <table:table-cell/>
          <table:table-cell office:value-type="string">
            <text:p>Free form Comments</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customer</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table:number-columns-repeated="5"/>
        </table:table-row>
        <table:table-row table:style-name="ro1">
          <table:table-cell office:value-type="string">
            <text:p>customer</text:p>
          </table:table-cell>
          <table:table-cell office:value-type="string">
            <text:p>EXTERNALID</text:p>
          </table:table-cell>
          <table:table-cell/>
          <table:table-cell office:value-type="string">
            <text:p>External ID</text:p>
          </table:table-cell>
          <table:table-cell office:value-type="string">
            <text:p>External ID of customer</text:p>
          </table:table-cell>
          <table:table-cell office:value-type="float" office:value="80">
            <text:p>80</text:p>
          </table:table-cell>
          <table:table-cell table:number-columns-repeated="4"/>
        </table:table-row>
        <table:table-row table:style-name="ro1">
          <table:table-cell office:value-type="string">
            <text:p>customer</text:p>
          </table:table-cell>
          <table:table-cell office:value-type="string">
            <text:p>PRIMARY</text:p>
          </table:table-cell>
          <table:table-cell office:value-type="string">
            <text:p>contact</text:p>
          </table:table-cell>
          <table:table-cell office:value-type="string">
            <text:p>Primary Customer Contact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customer</text:p>
          </table:table-cell>
          <table:table-cell office:value-type="string">
            <text:p>BILLTO</text:p>
          </table:table-cell>
          <table:table-cell office:value-type="string">
            <text:p>contact</text:p>
          </table:table-cell>
          <table:table-cell office:value-type="string">
            <text:p>Bill To Contact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customer</text:p>
          </table:table-cell>
          <table:table-cell office:value-type="string">
            <text:p>SHIPTO</text:p>
          </table:table-cell>
          <table:table-cell office:value-type="string">
            <text:p>contact</text:p>
          </table:table-cell>
          <table:table-cell office:value-type="string">
            <text:p>Ship To Contact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customer</text:p>
          </table:table-cell>
          <table:table-cell office:value-type="string">
            <text:p>CONTACTINFO</text:p>
          </table:table-cell>
          <table:table-cell office:value-type="string">
            <text:p>contact</text:p>
          </table:table-cell>
          <table:table-cell office:value-type="string">
            <text:p>Customer Contact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customer</text:p>
          </table:table-cell>
          <table:table-cell office:value-type="string">
            <text:p>CONTACTLIST</text:p>
          </table:table-cell>
          <table:table-cell office:value-type="string">
            <text:p>contact</text:p>
          </table:table-cell>
          <table:table-cell office:value-type="string">
            <text:p>Master list of all contacts relevant to the Customer</text:p>
          </table:table-cell>
          <table:table-cell office:value-type="string">
            <text:p>List of Additional Contacts</text:p>
          </table:table-cell>
          <table:table-cell office:value-type="float" office:value="200">
            <text:p>200</text:p>
          </table:table-cell>
          <table:table-cell table:number-columns-repeated="4"/>
        </table:table-row>
        <table:table-row table:style-name="ro1">
          <table:table-cell office:value-type="string">
            <text:p>invoice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invoice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invoice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invoice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invoicebatch</text:p>
          </table:table-cell>
          <table:table-cell office:value-type="string">
            <text:p>TOTALAMOUNT</text:p>
          </table:table-cell>
          <table:table-cell/>
          <table:table-cell office:value-type="string">
            <text:p>Total amount of invoices in the batch</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invoice</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invoice</text:p>
          </table:table-cell>
          <table:table-cell office:value-type="string">
            <text:p>CUSTOMERID</text:p>
          </table:table-cell>
          <table:table-cell office:value-type="string">
            <text:p>customer</text:p>
          </table:table-cell>
          <table:table-cell office:value-type="string">
            <text:p>ID of Custome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invoice</text:p>
          </table:table-cell>
          <table:table-cell office:value-type="string">
            <text:p>DATECREATED</text:p>
          </table:table-cell>
          <table:table-cell/>
          <table:table-cell office:value-type="string">
            <text:p>Creation Date of Invoice</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invoice</text:p>
          </table:table-cell>
          <table:table-cell office:value-type="string">
            <text:p>DATEDUE</text:p>
          </table:table-cell>
          <table:table-cell/>
          <table:table-cell office:value-type="string">
            <text:p>Due Date of Invoice</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invoice</text:p>
          </table:table-cell>
          <table:table-cell office:value-type="string">
            <text:p>TERMNAME</text:p>
          </table:table-cell>
          <table:table-cell office:value-type="string">
            <text:p>arterm</text:p>
          </table:table-cell>
          <table:table-cell office:value-type="string">
            <text:p>Term Nam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invoice</text:p>
          </table:table-cell>
          <table:table-cell office:value-type="string">
            <text:p>INVOICENO</text:p>
          </table:table-cell>
          <table:table-cell/>
          <table:table-cell office:value-type="string">
            <text:p>Invoice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invoice</text:p>
          </table:table-cell>
          <table:table-cell office:value-type="string">
            <text:p>PONUMBER</text:p>
          </table:table-cell>
          <table:table-cell/>
          <table:table-cell office:value-type="string">
            <text:p>Free form field for recording the PO Number</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invoice</text:p>
          </table:table-cell>
          <table:table-cell office:value-type="string">
            <text:p>TOTALAMOUNT</text:p>
          </table:table-cell>
          <table:table-cell/>
          <table:table-cell office:value-type="string">
            <text:p>Total Amount of Invoic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TOTALPAID</text:p>
          </table:table-cell>
          <table:table-cell/>
          <table:table-cell office:value-type="string">
            <text:p>Total Amount Paid on Invoic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TOTALDUE</text:p>
          </table:table-cell>
          <table:table-cell/>
          <table:table-cell office:value-type="string">
            <text:p>Total Amount Due on Invoic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invoice</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invoice</text:p>
          </table:table-cell>
          <table:table-cell office:value-type="string">
            <text:p>INVOICEITEMS</text:p>
          </table:table-cell>
          <table:table-cell/>
          <table:table-cell office:value-type="string">
            <text:p>Invoice Items</text:p>
          </table:table-cell>
          <table:table-cell table:number-columns-repeated="6"/>
        </table:table-row>
        <table:table-row table:style-name="ro1">
          <table:table-cell office:value-type="string">
            <text:p>invoice|lineitem</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office:value-type="string">
            <text:p>invoice|lineitem</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office:value-type="string">
            <text:p>invoice|lineitem</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invoice|lineitem</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office:value-type="string">
            <text:p>invoice|lineitem</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invoice|lineitem</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invoice|lineitem</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radjustment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adjustment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adjustment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djustment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aradjustmentbatch</text:p>
          </table:table-cell>
          <table:table-cell office:value-type="string">
            <text:p>TOTALAMOUNT</text:p>
          </table:table-cell>
          <table:table-cell/>
          <table:table-cell office:value-type="string">
            <text:p>Total amount of adjustments in the batch</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aradjustment</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adjustment</text:p>
          </table:table-cell>
          <table:table-cell office:value-type="string">
            <text:p>CUSTOMERID</text:p>
          </table:table-cell>
          <table:table-cell/>
          <table:table-cell office:value-type="string">
            <text:p>customer</text:p>
          </table:table-cell>
          <table:table-cell office:value-type="string">
            <text:p>ID of Customer ALPHANUMERIC</text:p>
          </table:table-cell>
          <table:table-cell office:value-type="float" office:value="80">
            <text:p>80</text:p>
          </table:table-cell>
          <table:table-cell table:number-columns-repeated="4"/>
        </table:table-row>
        <table:table-row table:style-name="ro1">
          <table:table-cell office:value-type="string">
            <text:p>aradjustment</text:p>
          </table:table-cell>
          <table:table-cell office:value-type="string">
            <text:p>DATECREATED</text:p>
          </table:table-cell>
          <table:table-cell/>
          <table:table-cell office:value-type="string">
            <text:p>Creation Date of Invoice</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djustment</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adjustment</text:p>
          </table:table-cell>
          <table:table-cell office:value-type="string">
            <text:p>ADJUSTMENTNO</text:p>
          </table:table-cell>
          <table:table-cell/>
          <table:table-cell office:value-type="string">
            <text:p>AR Adjustment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radjustment</text:p>
          </table:table-cell>
          <table:table-cell office:value-type="string">
            <text:p>INVOICENO</text:p>
          </table:table-cell>
          <table:table-cell office:value-type="string">
            <text:p>invoice</text:p>
          </table:table-cell>
          <table:table-cell office:value-type="string">
            <text:p>Reference to an existing Invoice</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aradjustment</text:p>
          </table:table-cell>
          <table:table-cell office:value-type="string">
            <text:p>TOTALAMOUNT</text:p>
          </table:table-cell>
          <table:table-cell/>
          <table:table-cell office:value-type="string">
            <text:p>Total Amount of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text:p>
          </table:table-cell>
          <table:table-cell office:value-type="string">
            <text:p>TOTALPAID</text:p>
          </table:table-cell>
          <table:table-cell/>
          <table:table-cell office:value-type="string">
            <text:p>Total Amount Paid on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text:p>
          </table:table-cell>
          <table:table-cell office:value-type="string">
            <text:p>TOTALDUE</text:p>
          </table:table-cell>
          <table:table-cell/>
          <table:table-cell office:value-type="string">
            <text:p>Total Amount Due on Adjust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adjustment</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adjustment|lineitem</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office:value-type="string">
            <text:p>aradjustmentlineitem</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office:value-type="string">
            <text:p>aradjustment|lineitem</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adjustment|lineitem</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office:value-type="string">
            <text:p>aradjustmentlineitem</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aradjustment|lineitem</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radjustment|lineitem</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arpaymentbatch</text:p>
          </table:table-cell>
          <table:table-cell office:value-type="string">
            <text:p>KEY</text:p>
          </table:table-cell>
          <table:table-cell/>
          <table:table-cell office:value-type="string">
            <text:p>Internally assigned batch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paymentbatch</text:p>
          </table:table-cell>
          <table:table-cell office:value-type="string">
            <text:p>BATCHTITLE</text:p>
          </table:table-cell>
          <table:table-cell/>
          <table:table-cell office:value-type="string">
            <text:p>Batch Titl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paymentbatch</text:p>
          </table:table-cell>
          <table:table-cell office:value-type="string">
            <text:p>DATECREATED</text:p>
          </table:table-cell>
          <table:table-cell/>
          <table:table-cell office:value-type="string">
            <text:p>Creation Date of Batch</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rpaymentbatch</text:p>
          </table:table-cell>
          <table:table-cell office:value-type="string">
            <text:p>BANKACCOUNTID</text:p>
          </table:table-cell>
          <table:table-cell/>
          <table:table-cell office:value-type="string">
            <text:p>The Bank Account to which the cash is deposited.</text:p>
          </table:table-cell>
          <table:table-cell table:number-columns-repeated="6"/>
        </table:table-row>
        <table:table-row table:style-name="ro1">
          <table:table-cell office:value-type="string">
            <text:p>arpaymentbatch</text:p>
          </table:table-cell>
          <table:table-cell office:value-type="string">
            <text:p>OPEN</text:p>
          </table:table-cell>
          <table:table-cell/>
          <table:table-cell office:value-type="string">
            <text:p>Flag indicating whether batch is open or closed</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arpaymentbatch</text:p>
          </table:table-cell>
          <table:table-cell office:value-type="string">
            <text:p>TOTALAMOUNT</text:p>
          </table:table-cell>
          <table:table-cell/>
          <table:table-cell office:value-type="string">
            <text:p>Total amount of payments in the batch</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paymentbatch</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string">
            <text:p>-</text:p>
          </table:table-cell>
          <table:table-cell table:number-columns-repeated="4"/>
        </table:table-row>
        <table:table-row table:style-name="ro1">
          <table:table-cell office:value-type="string">
            <text:p>arpayment</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payment</text:p>
          </table:table-cell>
          <table:table-cell office:value-type="string">
            <text:p>CUSTOMERID</text:p>
          </table:table-cell>
          <table:table-cell office:value-type="string">
            <text:p>customer</text:p>
          </table:table-cell>
          <table:table-cell office:value-type="string">
            <text:p>ID of Custome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rpayment</text:p>
          </table:table-cell>
          <table:table-cell office:value-type="string">
            <text:p>DATERECEIVED</text:p>
          </table:table-cell>
          <table:table-cell/>
          <table:table-cell office:value-type="string">
            <text:p>Creation Date of Payment</text:p>
          </table:table-cell>
          <table:table-cell office:value-type="string">
            <text:p>DATE</text:p>
          </table:table-cell>
          <table:table-cell office:value-type="float" office:value="-0">
            <text:p>-0</text:p>
          </table:table-cell>
          <table:table-cell table:number-columns-repeated="4"/>
        </table:table-row>
        <table:table-row table:style-name="ro1">
          <table:table-cell office:value-type="string">
            <text:p>arpayment</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arpayment</text:p>
          </table:table-cell>
          <table:table-cell office:value-type="string">
            <text:p>REFID</text:p>
          </table:table-cell>
          <table:table-cell/>
          <table:table-cell office:value-type="string">
            <text:p>Reference to Payment</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arpayment</text:p>
          </table:table-cell>
          <table:table-cell office:value-type="string">
            <text:p>PAYMENTAMOUNT</text:p>
          </table:table-cell>
          <table:table-cell/>
          <table:table-cell office:value-type="string">
            <text:p>Total Amount of Payment</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arpayment</text:p>
          </table:table-cell>
          <table:table-cell office:value-type="string">
            <text:p>PAYMENTAPPLIED</text:p>
          </table:table-cell>
          <table:table-cell/>
          <table:table-cell office:value-type="string">
            <text:p>Total Amount Applied of Payment</text:p>
          </table:table-cell>
          <table:table-cell office:value-type="string">
            <text:p>NUMERIC</text:p>
          </table:table-cell>
          <table:table-cell office:value-type="string">
            <text:p>38, 2</text:p>
          </table:table-cell>
          <table:table-cell table:number-columns-repeated="4"/>
        </table:table-row>
        <table:table-row table:style-name="ro1">
          <table:table-cell table:style-name="Default" office:value-type="string">
            <text:p>arpaymentitem</text:p>
          </table:table-cell>
          <table:table-cell office:value-type="string">
            <text:p>INVOICE_KEY</text:p>
          </table:table-cell>
          <table:table-cell/>
          <table:table-cell office:value-type="string">
            <text:p>Invoice number to be applied against</text:p>
          </table:table-cell>
          <table:table-cell office:value-type="string">
            <text:p>NUMERIC</text:p>
          </table:table-cell>
          <table:table-cell office:value-type="float" office:value="4">
            <text:p>4</text:p>
          </table:table-cell>
          <table:table-cell table:number-columns-repeated="4"/>
        </table:table-row>
        <table:table-row table:style-name="ro1">
          <table:table-cell table:style-name="Default" office:value-type="string">
            <text:p>arpaymentitem</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table:style-name="Default" office:value-type="string">
            <text:p>arpaymentitem</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office:value-type="string">
            <text:p>apaccountlabel</text:p>
          </table:table-cell>
          <table:table-cell office:value-type="string">
            <text:p>ACCOUNTLABEL</text:p>
          </table:table-cell>
          <table:table-cell/>
          <table:table-cell office:value-type="string">
            <text:p>Account Labe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accountlabel</text:p>
          </table:table-cell>
          <table:table-cell office:value-type="string">
            <text:p>DESCRIPTION</text:p>
          </table:table-cell>
          <table:table-cell/>
          <table:table-cell office:value-type="string">
            <text:p>Account Label 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accountlabel</text:p>
          </table:table-cell>
          <table:table-cell office:value-type="string">
            <text:p>GLACCOUNTNO</text:p>
          </table:table-cell>
          <table:table-cell office:value-type="string">
            <text:p>glaccount</text:p>
          </table:table-cell>
          <table:table-cell office:value-type="string">
            <text:p>GL Account which the label represent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paccountlabel</text:p>
          </table:table-cell>
          <table:table-cell office:value-type="string">
            <text:p>OFFSETGLACCOUNTNO</text:p>
          </table:table-cell>
          <table:table-cell office:value-type="string">
            <text:p>glaccount</text:p>
          </table:table-cell>
          <table:table-cell office:value-type="string">
            <text:p>Specific offset account for the account label, if not set, the default offset account will be used.</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apaccountlabel</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apaccountlabel</text:p>
          </table:table-cell>
          <table:table-cell office:value-type="string">
            <text:p>EXTERNALID</text:p>
          </table:table-cell>
          <table:table-cell/>
          <table:table-cell office:value-type="string">
            <text:p>External ID</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apterm</text:p>
          </table:table-cell>
          <table:table-cell office:value-type="string">
            <text:p>NAME</text:p>
          </table:table-cell>
          <table:table-cell/>
          <table:table-cell office:value-type="string">
            <text:p>Unique ID of AP Term</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pterm</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200">
            <text:p>200</text:p>
          </table:table-cell>
          <table:table-cell table:number-columns-repeated="4"/>
        </table:table-row>
        <table:table-row table:style-name="ro1">
          <table:table-cell office:value-type="string">
            <text:p>apterm</text:p>
          </table:table-cell>
          <table:table-cell office:value-type="string">
            <text:p>DUE</text:p>
          </table:table-cell>
          <table:table-cell/>
          <table:table-cell office:value-type="string">
            <text:p>Terms for Due date</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pterm</text:p>
          </table:table-cell>
          <table:table-cell office:value-type="string">
            <text:p>DISCOUNT</text:p>
          </table:table-cell>
          <table:table-cell/>
          <table:table-cell office:value-type="string">
            <text:p>Terms for Discount</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pterm</text:p>
          </table:table-cell>
          <table:table-cell office:value-type="string">
            <text:p>PENALTY</text:p>
          </table:table-cell>
          <table:table-cell/>
          <table:table-cell office:value-type="string">
            <text:p>Terms for Penalty</text:p>
          </table:table-cell>
          <table:table-cell office:value-type="string">
            <text:p>ALPHANUMERIC</text:p>
          </table:table-cell>
          <table:table-cell office:value-type="float" office:value="-0">
            <text:p>-0</text:p>
          </table:table-cell>
          <table:table-cell table:number-columns-repeated="4"/>
        </table:table-row>
        <table:table-row table:style-name="ro1">
          <table:table-cell office:value-type="string">
            <text:p>apterm</text:p>
          </table:table-cell>
          <table:table-cell office:value-type="string">
            <text:p>STATUS</text:p>
          </table:table-cell>
          <table:table-cell/>
          <table:table-cell office:value-type="string">
            <text:p>Status of AP Term</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vendor</text:p>
          </table:table-cell>
          <table:table-cell office:value-type="string">
            <text:p>VENDORID</text:p>
          </table:table-cell>
          <table:table-cell/>
          <table:table-cell office:value-type="string">
            <text:p>Unique ID of the vendor</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NAME</text:p>
          </table:table-cell>
          <table:table-cell/>
          <table:table-cell office:value-type="string">
            <text:p>Vendor name</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vendor</text:p>
          </table:table-cell>
          <table:table-cell office:value-type="string">
            <text:p>PARENTID</text:p>
          </table:table-cell>
          <table:table-cell office:value-type="string">
            <text:p>vendor</text:p>
          </table:table-cell>
          <table:table-cell office:value-type="string">
            <text:p>ID of the parent vendor, if applicable</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TERMNAME</text:p>
          </table:table-cell>
          <table:table-cell office:value-type="string">
            <text:p>arterm</text:p>
          </table:table-cell>
          <table:table-cell office:value-type="string">
            <text:p>ID of the Term name applicable to the vendor’s terms.</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BILLINGTYPE</text:p>
          </table:table-cell>
          <table:table-cell/>
          <table:table-cell office:value-type="string">
            <text:p>Open Item or Balance Forward</text:p>
          </table:table-cell>
          <table:table-cell office:value-type="string">
            <text:p>ENUM: ‘openitem’,‘balanceforward’</text:p>
          </table:table-cell>
          <table:table-cell office:value-type="float" office:value="-0">
            <text:p>-0</text:p>
          </table:table-cell>
          <table:table-cell table:number-columns-repeated="4"/>
        </table:table-row>
        <table:table-row table:style-name="ro1">
          <table:table-cell office:value-type="string">
            <text:p>vendor</text:p>
          </table:table-cell>
          <table:table-cell office:value-type="string">
            <text:p>VENDTYPE</text:p>
          </table:table-cell>
          <table:table-cell office:value-type="string">
            <text:p>vendortype</text:p>
          </table:table-cell>
          <table:table-cell office:value-type="string">
            <text:p>Vendor’s Type</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vendor</text:p>
          </table:table-cell>
          <table:table-cell office:value-type="string">
            <text:p>TAXID</text:p>
          </table:table-cell>
          <table:table-cell/>
          <table:table-cell office:value-type="string">
            <text:p>Vendor’s Federal Tax ID</text:p>
          </table:table-cell>
          <table:table-cell office:value-type="string">
            <text:p>ALPHANUMERIC</text:p>
          </table:table-cell>
          <table:table-cell office:value-type="float" office:value="20">
            <text:p>20</text:p>
          </table:table-cell>
          <table:table-cell table:number-columns-repeated="4"/>
        </table:table-row>
        <table:table-row table:style-name="ro1">
          <table:table-cell office:value-type="string">
            <text:p>vendor</text:p>
          </table:table-cell>
          <table:table-cell office:value-type="string">
            <text:p>CREDITLIMIT</text:p>
          </table:table-cell>
          <table:table-cell/>
          <table:table-cell office:value-type="string">
            <text:p>The credit limit of the vendor</text:p>
          </table:table-cell>
          <table:table-cell office:value-type="string">
            <text:p>NUMERIC</text:p>
          </table:table-cell>
          <table:table-cell office:value-type="string">
            <text:p>38,2</text:p>
          </table:table-cell>
          <table:table-cell table:number-columns-repeated="4"/>
        </table:table-row>
        <table:table-row table:style-name="ro1">
          <table:table-cell office:value-type="string">
            <text:p>vendor</text:p>
          </table:table-cell>
          <table:table-cell office:value-type="string">
            <text:p>VENDORACCOUNTNO</text:p>
          </table:table-cell>
          <table:table-cell/>
          <table:table-cell office:value-type="string">
            <text:p>Vendor Account No</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vendor</text:p>
          </table:table-cell>
          <table:table-cell office:value-type="string">
            <text:p>ACCOUNTLABEL</text:p>
          </table:table-cell>
          <table:table-cell office:value-type="string">
            <text:p>accountlabel</text:p>
          </table:table-cell>
          <table:table-cell office:value-type="string">
            <text:p>The default accountlabel to be used in invoices.</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vendor</text:p>
          </table:table-cell>
          <table:table-cell office:value-type="string">
            <text:p>GLACCOUNTNO</text:p>
          </table:table-cell>
          <table:table-cell office:value-type="string">
            <text:p>glaccount</text:p>
          </table:table-cell>
          <table:table-cell office:value-type="string">
            <text:p>The default glaccount to be used in invoices.</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vendor</text:p>
          </table:table-cell>
          <table:table-cell office:value-type="string">
            <text:p>COMMENTS</text:p>
          </table:table-cell>
          <table:table-cell/>
          <table:table-cell office:value-type="string">
            <text:p>Free form</text:p>
          </table:table-cell>
          <table:table-cell office:value-type="string">
            <text:p>Comments</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STATUS</text:p>
          </table:table-cell>
          <table:table-cell/>
          <table:table-cell office:value-type="string">
            <text:p>Active/Inactive Status</text:p>
          </table:table-cell>
          <table:table-cell office:value-type="string">
            <text:p>ENUM: ‘active’, ‘inactive’</text:p>
          </table:table-cell>
          <table:table-cell office:value-type="float" office:value="-0">
            <text:p>-0</text:p>
          </table:table-cell>
          <table:table-cell table:number-columns-repeated="4"/>
        </table:table-row>
        <table:table-row table:style-name="ro1">
          <table:table-cell office:value-type="string">
            <text:p>vendor</text:p>
          </table:table-cell>
          <table:table-cell office:value-type="string">
            <text:p>EXTERNALID</text:p>
          </table:table-cell>
          <table:table-cell/>
          <table:table-cell office:value-type="string">
            <text:p>External ID</text:p>
          </table:table-cell>
          <table:table-cell office:value-type="string">
            <text:p>External ID of customer</text:p>
          </table:table-cell>
          <table:table-cell office:value-type="float" office:value="80">
            <text:p>80</text:p>
          </table:table-cell>
          <table:table-cell table:number-columns-repeated="4"/>
        </table:table-row>
        <table:table-row table:style-name="ro1">
          <table:table-cell office:value-type="string">
            <text:p>vendor</text:p>
          </table:table-cell>
          <table:table-cell office:value-type="string">
            <text:p>PRIMARY</text:p>
          </table:table-cell>
          <table:table-cell office:value-type="string">
            <text:p>contact</text:p>
          </table:table-cell>
          <table:table-cell office:value-type="string">
            <text:p>Primary Vendor Contact Information Link to Primary Contact</text:p>
          </table:table-cell>
          <table:table-cell office:value-type="string">
            <text:p>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RETURNTO</text:p>
          </table:table-cell>
          <table:table-cell office:value-type="string">
            <text:p>contact</text:p>
          </table:table-cell>
          <table:table-cell office:value-type="string">
            <text:p>Bill To Vendor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PAYTO</text:p>
          </table:table-cell>
          <table:table-cell office:value-type="string">
            <text:p>contact</text:p>
          </table:table-cell>
          <table:table-cell office:value-type="string">
            <text:p>Ship To Vendor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CONTACTINFO</text:p>
          </table:table-cell>
          <table:table-cell office:value-type="string">
            <text:p>contact</text:p>
          </table:table-cell>
          <table:table-cell office:value-type="string">
            <text:p>Customer Vendor Information</text:p>
          </table:table-cell>
          <table:table-cell office:value-type="string">
            <text:p>Link to Primary Contact object</text:p>
          </table:table-cell>
          <table:table-cell office:value-type="float" office:value="200">
            <text:p>200</text:p>
          </table:table-cell>
          <table:table-cell table:number-columns-repeated="4"/>
        </table:table-row>
        <table:table-row table:style-name="ro1">
          <table:table-cell office:value-type="string">
            <text:p>vendor</text:p>
          </table:table-cell>
          <table:table-cell office:value-type="string">
            <text:p>CONTACTLIST</text:p>
          </table:table-cell>
          <table:table-cell office:value-type="string">
            <text:p>contact</text:p>
          </table:table-cell>
          <table:table-cell office:value-type="string">
            <text:p>Master list of all contacts relevant to the Customer</text:p>
          </table:table-cell>
          <table:table-cell office:value-type="string">
            <text:p>List of Additional Contacts</text:p>
          </table:table-cell>
          <table:table-cell office:value-type="float" office:value="-0">
            <text:p>-0</text:p>
          </table:table-cell>
          <table:table-cell table:number-columns-repeated="4"/>
        </table:table-row>
        <table:table-row table:style-name="ro1">
          <table:table-cell office:value-type="string">
            <text:p>bill</text:p>
          </table:table-cell>
          <table:table-cell office:value-type="string">
            <text:p>KEY</text:p>
          </table:table-cell>
          <table:table-cell/>
          <table:table-cell office:value-type="string">
            <text:p>Internally assigned key</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bill</text:p>
          </table:table-cell>
          <table:table-cell office:value-type="string">
            <text:p>VENDORID</text:p>
          </table:table-cell>
          <table:table-cell office:value-type="string">
            <text:p>vendor</text:p>
          </table:table-cell>
          <table:table-cell office:value-type="string">
            <text:p>ID of Vendor</text:p>
          </table:table-cell>
          <table:table-cell office:value-type="string">
            <text:p>ALPHANUMERIC</text:p>
          </table:table-cell>
          <table:table-cell office:value-type="float" office:value="80">
            <text:p>80</text:p>
          </table:table-cell>
          <table:table-cell table:number-columns-repeated="4"/>
        </table:table-row>
        <table:table-row table:style-name="ro1">
          <table:table-cell office:value-type="string">
            <text:p>bill</text:p>
          </table:table-cell>
          <table:table-cell office:value-type="string">
            <text:p>DATECREATED</text:p>
          </table:table-cell>
          <table:table-cell/>
          <table:table-cell office:value-type="string">
            <text:p>Creation Date of Bill</text:p>
          </table:table-cell>
          <table:table-cell office:value-type="string">
            <text:p>ALPHANUMERIC</text:p>
          </table:table-cell>
          <table:table-cell office:value-type="float" office:value="24">
            <text:p>24</text:p>
          </table:table-cell>
          <table:table-cell table:number-columns-repeated="4"/>
        </table:table-row>
        <table:table-row table:style-name="ro1">
          <table:table-cell office:value-type="string">
            <text:p>bill</text:p>
          </table:table-cell>
          <table:table-cell office:value-type="string">
            <text:p>DATEDUE</text:p>
          </table:table-cell>
          <table:table-cell/>
          <table:table-cell office:value-type="string">
            <text:p>Due Date of Bill</text:p>
          </table:table-cell>
          <table:table-cell office:value-type="string">
            <text:p>ENUM: ‘true’, ‘false'</text:p>
          </table:table-cell>
          <table:table-cell office:value-type="float" office:value="24">
            <text:p>24</text:p>
          </table:table-cell>
          <table:table-cell table:number-columns-repeated="4"/>
        </table:table-row>
        <table:table-row table:style-name="ro1">
          <table:table-cell office:value-type="string">
            <text:p>bill</text:p>
          </table:table-cell>
          <table:table-cell office:value-type="string">
            <text:p>TERMNAME</text:p>
          </table:table-cell>
          <table:table-cell office:value-type="string">
            <text:p>apterm</text:p>
          </table:table-cell>
          <table:table-cell office:value-type="string">
            <text:p>Term Name</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BATCHKEY</text:p>
          </table:table-cell>
          <table:table-cell/>
          <table:table-cell office:value-type="string">
            <text:p>Reference to Batch</text:p>
          </table:table-cell>
          <table:table-cell office:value-type="string">
            <text:p>NUMERIC</text:p>
          </table:table-cell>
          <table:table-cell office:value-type="float" office:value="8">
            <text:p>8</text:p>
          </table:table-cell>
          <table:table-cell table:number-columns-repeated="4"/>
        </table:table-row>
        <table:table-row table:style-name="ro1">
          <table:table-cell office:value-type="string">
            <text:p>bill</text:p>
          </table:table-cell>
          <table:table-cell office:value-type="string">
            <text:p>BILLNO</text:p>
          </table:table-cell>
          <table:table-cell/>
          <table:table-cell office:value-type="string">
            <text:p>Bill Number</text:p>
          </table:table-cell>
          <table:table-cell office:value-type="string">
            <text:p>ALPHANUMERIC</text:p>
          </table:table-cell>
          <table:table-cell office:value-type="float" office:value="30">
            <text:p>30</text:p>
          </table:table-cell>
          <table:table-cell table:number-columns-repeated="4"/>
        </table:table-row>
        <table:table-row table:style-name="ro1">
          <table:table-cell office:value-type="string">
            <text:p>bill</text:p>
          </table:table-cell>
          <table:table-cell office:value-type="string">
            <text:p>PONUMBER</text:p>
          </table:table-cell>
          <table:table-cell/>
          <table:table-cell office:value-type="string">
            <text:p>Free form field for recording the PO Number</text:p>
          </table:table-cell>
          <table:table-cell office:value-type="string">
            <text:p>ALPHANUMERIC</text:p>
          </table:table-cell>
          <table:table-cell office:value-type="float" office:value="100">
            <text:p>100</text:p>
          </table:table-cell>
          <table:table-cell table:number-columns-repeated="4"/>
        </table:table-row>
        <table:table-row table:style-name="ro1">
          <table:table-cell office:value-type="string">
            <text:p>bill</text:p>
          </table:table-cell>
          <table:table-cell office:value-type="string">
            <text:p>TOTALAMOUNT</text:p>
          </table:table-cell>
          <table:table-cell/>
          <table:table-cell office:value-type="string">
            <text:p>Total Amount of Bill</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TOTALPAID</text:p>
          </table:table-cell>
          <table:table-cell/>
          <table:table-cell office:value-type="string">
            <text:p>Total Amount Paid on Bill</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TOTALDUE</text:p>
          </table:table-cell>
          <table:table-cell/>
          <table:table-cell office:value-type="string">
            <text:p>Total Amount Due on Bill</text:p>
          </table:table-cell>
          <table:table-cell office:value-type="string">
            <text:p>NUMERIC</text:p>
          </table:table-cell>
          <table:table-cell office:value-type="string">
            <text:p>38, 2</text:p>
          </table:table-cell>
          <table:table-cell table:number-columns-repeated="4"/>
        </table:table-row>
        <table:table-row table:style-name="ro1">
          <table:table-cell office:value-type="string">
            <text:p>bill</text:p>
          </table:table-cell>
          <table:table-cell office:value-type="string">
            <text:p>DESCRIPTION</text:p>
          </table:table-cell>
          <table:table-cell/>
          <table:table-cell office:value-type="string">
            <text:p>Description</text:p>
          </table:table-cell>
          <table:table-cell office:value-type="string">
            <text:p>ALPHANUMERIC</text:p>
          </table:table-cell>
          <table:table-cell office:value-type="float" office:value="80">
            <text:p>80</text:p>
          </table:table-cell>
          <table:table-cell table:number-columns-repeated="4"/>
        </table:table-row>
        <table:table-row table:style-name="ro1">
          <table:table-cell table:style-name="Default" office:value-type="string">
            <text:p>lineitem|bill</text:p>
          </table:table-cell>
          <table:table-cell office:value-type="string">
            <text:p>LINE_NUM</text:p>
          </table:table-cell>
          <table:table-cell/>
          <table:table-cell office:value-type="string">
            <text:p>Line Number</text:p>
          </table:table-cell>
          <table:table-cell office:value-type="string">
            <text:p>NUMERIC</text:p>
          </table:table-cell>
          <table:table-cell office:value-type="float" office:value="4">
            <text:p>4</text:p>
          </table:table-cell>
          <table:table-cell table:number-columns-repeated="4"/>
        </table:table-row>
        <table:table-row table:style-name="ro1">
          <table:table-cell table:style-name="Default" office:value-type="string">
            <text:p>lineitem|bill</text:p>
          </table:table-cell>
          <table:table-cell office:value-type="string">
            <text:p>ACCOUNTLABEL</text:p>
          </table:table-cell>
          <table:table-cell office:value-type="string">
            <text:p>accountlabel</text:p>
          </table:table-cell>
          <table:table-cell office:value-type="string">
            <text:p>Account Label</text:p>
          </table:table-cell>
          <table:table-cell office:value-type="string">
            <text:p>ALPHANUMERIC</text:p>
          </table:table-cell>
          <table:table-cell table:number-columns-repeated="5"/>
        </table:table-row>
        <table:table-row table:style-name="ro1">
          <table:table-cell table:style-name="Default" office:value-type="string">
            <text:p>lineitem|bill</text:p>
          </table:table-cell>
          <table:table-cell office:value-type="string">
            <text:p>GLACCOUNTNO</text:p>
          </table:table-cell>
          <table:table-cell office:value-type="string">
            <text:p>glaccount</text:p>
          </table:table-cell>
          <table:table-cell office:value-type="string">
            <text:p>GL Account Number</text:p>
          </table:table-cell>
          <table:table-cell office:value-type="string">
            <text:p>ALPHANUMERIC</text:p>
          </table:table-cell>
          <table:table-cell office:value-type="float" office:value="24">
            <text:p>24</text:p>
          </table:table-cell>
          <table:table-cell table:number-columns-repeated="4"/>
        </table:table-row>
        <table:table-row table:style-name="ro1">
          <table:table-cell table:style-name="Default" office:value-type="string">
            <text:p>lineitem|bill</text:p>
          </table:table-cell>
          <table:table-cell office:value-type="string">
            <text:p>AMOUNT</text:p>
          </table:table-cell>
          <table:table-cell/>
          <table:table-cell office:value-type="string">
            <text:p>Amount</text:p>
          </table:table-cell>
          <table:table-cell office:value-type="string">
            <text:p>Amount of the Transaction</text:p>
          </table:table-cell>
          <table:table-cell office:value-type="string">
            <text:p>38, 2</text:p>
          </table:table-cell>
          <table:table-cell table:number-columns-repeated="4"/>
        </table:table-row>
        <table:table-row table:style-name="ro1">
          <table:table-cell table:style-name="Default" office:value-type="string">
            <text:p>lineitem|bill</text:p>
          </table:table-cell>
          <table:table-cell office:value-type="string">
            <text:p>MEMO</text:p>
          </table:table-cell>
          <table:table-cell/>
          <table:table-cell office:value-type="string">
            <text:p>Memo</text:p>
          </table:table-cell>
          <table:table-cell office:value-type="string">
            <text:p>ALPHANUMERIC</text:p>
          </table:table-cell>
          <table:table-cell office:value-type="float" office:value="500">
            <text:p>500</text:p>
          </table:table-cell>
          <table:table-cell table:number-columns-repeated="4"/>
        </table:table-row>
        <table:table-row table:style-name="ro1">
          <table:table-cell table:style-name="Default" office:value-type="string">
            <text:p>lineitem|bill</text:p>
          </table:table-cell>
          <table:table-cell office:value-type="string">
            <text:p>LOCATIONID</text:p>
          </table:table-cell>
          <table:table-cell office:value-type="string">
            <text:p>location</text:p>
          </table:table-cell>
          <table:table-cell office:value-type="string">
            <text:p>Location</text:p>
          </table:table-cell>
          <table:table-cell office:value-type="string">
            <text:p>ALPHANUMERIC 20</text:p>
          </table:table-cell>
          <table:table-cell table:number-columns-repeated="5"/>
        </table:table-row>
        <table:table-row table:style-name="ro1">
          <table:table-cell table:style-name="Default" office:value-type="string">
            <text:p>lineitem|bill</text:p>
          </table:table-cell>
          <table:table-cell office:value-type="string">
            <text:p>DEPARTMENTID</text:p>
          </table:table-cell>
          <table:table-cell office:value-type="string">
            <text:p>department</text:p>
          </table:table-cell>
          <table:table-cell office:value-type="string">
            <text:p>Department</text:p>
          </table:table-cell>
          <table:table-cell office:value-type="string">
            <text:p>ALPHANUMERIC</text:p>
          </table:table-cell>
          <table:table-cell office:value-type="float" office:value="20">
            <text:p>20</text:p>
          </table:table-cell>
          <table:table-cell table:number-columns-repeated="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JEMHGE+Webdings" svg:font-family="JEMHGE+Webdings"/>
    <style:font-face style:name="F" svg:font-family="" style:font-family-generic="roman"/>
    <style:font-face style:name="TimesNewRomanPSMT" svg:font-family="TimesNewRomanPSMT" style:font-family-generic="roman"/>
    <style:font-face style:name="Verdana" svg:font-family="Verdana" style:font-family-generic="swiss"/>
    <style:font-face style:name="Verdana-BoldItalic" svg:font-family="Verdana-BoldItalic" style:font-family-generic="swiss"/>
    <style:font-face style:name="CourierNewPSMT" svg:font-family="CourierNewPSMT" style:font-family-generic="roma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2">02/02/2011</text:date>, <text:time>19:58: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2-02T17:31:02</meta:creation-date>
    <dc:date>2011-02-02T19:58:18</dc:date>
    <dc:creator>juan </dc:creator>
    <meta:editing-duration>PT01H56M56S</meta:editing-duration>
    <meta:editing-cycles>10</meta:editing-cycles>
    <meta:generator>OpenOffice.org/3.2$Unix OpenOffice.org_project/320m19$Build-9505</meta:generator>
    <meta:document-statistic meta:table-count="3" meta:cell-count="1324" meta:object-count="0"/>
  </office:meta>
</office:document-meta>
</file>